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51cm"/>
    </style:style>
    <style:style style:name="co2" style:family="table-column">
      <style:table-column-properties fo:break-before="auto" style:column-width="9.211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Default" office:value-type="string">
            <text:p>time</text:p>
          </table:table-cell>
          <table:table-cell table:style-name="Default" office:value-type="string">
            <text:p>V(vout)*Ix(M2:D)+V(p_gate)*Ix(M2:G)+V(N001)*Ix(M2:S)</text:p>
          </table:table-cell>
          <table:table-cell/>
        </table:table-row>
        <table:table-row table:style-name="ro1">
          <table:table-cell office:value-type="float" office:value="0">
            <text:p>0,00E+000</text:p>
          </table:table-cell>
          <table:table-cell office:value-type="float" office:value="0.0000655619">
            <text:p>6,56E-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00000000195312499506883">
            <text:p>1,95E-009</text:p>
          </table:table-cell>
          <table:table-cell office:value-type="float" office:value="0.0000655662">
            <text:p>6,56E-005</text:p>
          </table:table-cell>
          <table:table-cell table:formula="of:=([.A3]-[.A2])*[.B3]+[.C2]" office:value-type="float" office:value="0.000000000000128058984051682">
            <text:p>1,28058984051682E-013</text:p>
          </table:table-cell>
        </table:table-row>
        <table:table-row table:style-name="ro1">
          <table:table-cell office:value-type="float" office:value="0.00000000390624999013767">
            <text:p>3,91E-009</text:p>
          </table:table-cell>
          <table:table-cell office:value-type="float" office:value="0.00006557452">
            <text:p>6,56E-005</text:p>
          </table:table-cell>
          <table:table-cell table:formula="of:=([.A4]-[.A3])*[.B4]+[.C3]" office:value-type="float" office:value="0.000000000000256134218103323">
            <text:p>2,56134218103323E-013</text:p>
          </table:table-cell>
        </table:table-row>
        <table:table-row table:style-name="ro1">
          <table:table-cell office:value-type="float" office:value="0.00000000781249998027533">
            <text:p>7,81E-009</text:p>
          </table:table-cell>
          <table:table-cell office:value-type="float" office:value="0.00006560122">
            <text:p>6,56E-005</text:p>
          </table:table-cell>
          <table:table-cell table:formula="of:=([.A5]-[.A4])*[.B5]+[.C4]" office:value-type="float" office:value="0.000000000000512388983081342">
            <text:p>5,12388983081342E-013</text:p>
          </table:table-cell>
        </table:table-row>
        <table:table-row table:style-name="ro1">
          <table:table-cell office:value-type="float" office:value="0.0000000156249999605507">
            <text:p>1,56E-008</text:p>
          </table:table-cell>
          <table:table-cell office:value-type="float" office:value="0.00006566345">
            <text:p>6,57E-005</text:p>
          </table:table-cell>
          <table:table-cell table:formula="of:=([.A6]-[.A5])*[.B6]+[.C5]" office:value-type="float" office:value="0.00000000000102538468491115">
            <text:p>1,02538468491115E-012</text:p>
          </table:table-cell>
        </table:table-row>
        <table:table-row table:style-name="ro1">
          <table:table-cell office:value-type="float" office:value="0.0000000312499999211013">
            <text:p>3,12E-008</text:p>
          </table:table-cell>
          <table:table-cell office:value-type="float" office:value="0.00006575712">
            <text:p>6,58E-005</text:p>
          </table:table-cell>
          <table:table-cell table:formula="of:=([.A7]-[.A6])*[.B7]+[.C6]" office:value-type="float" office:value="0.00000000000205283968231708">
            <text:p>2,05283968231708E-012</text:p>
          </table:table-cell>
        </table:table-row>
        <table:table-row table:style-name="ro1">
          <table:table-cell office:value-type="float" office:value="0.0000000624999998422027">
            <text:p>6,25E-008</text:p>
          </table:table-cell>
          <table:table-cell office:value-type="float" office:value="0.00006584923">
            <text:p>6,58E-005</text:p>
          </table:table-cell>
          <table:table-cell table:formula="of:=([.A8]-[.A7])*[.B8]+[.C7]" office:value-type="float" office:value="0.00000000000411062811462166">
            <text:p>4,11062811462166E-012</text:p>
          </table:table-cell>
        </table:table-row>
        <table:table-row table:style-name="ro1">
          <table:table-cell office:value-type="float" office:value="0.000000124999999684405">
            <text:p>1,25E-007</text:p>
          </table:table-cell>
          <table:table-cell office:value-type="float" office:value="0.00006590501">
            <text:p>6,59E-005</text:p>
          </table:table-cell>
          <table:table-cell table:formula="of:=([.A9]-[.A8])*[.B9]+[.C8]" office:value-type="float" office:value="0.00000000000822969122922202">
            <text:p>8,22969122922202E-012</text:p>
          </table:table-cell>
        </table:table-row>
        <table:table-row table:style-name="ro1">
          <table:table-cell office:value-type="float" office:value="0.000000249999999368811">
            <text:p>2,50E-007</text:p>
          </table:table-cell>
          <table:table-cell office:value-type="float" office:value="0.00006591731">
            <text:p>6,59E-005</text:p>
          </table:table-cell>
          <table:table-cell table:formula="of:=([.A10]-[.A9])*[.B10]+[.C9]" office:value-type="float" office:value="0.0000000000164693549584189">
            <text:p>1,64693549584189E-011</text:p>
          </table:table-cell>
        </table:table-row>
        <table:table-row table:style-name="ro1">
          <table:table-cell office:value-type="float" office:value="0.00000202011448268194">
            <text:p>2,02E-006</text:p>
          </table:table-cell>
          <table:table-cell office:value-type="float" office:value="0.00006587884">
            <text:p>6,59E-005</text:p>
          </table:table-cell>
          <table:table-cell table:formula="of:=([.A11]-[.A10])*[.B11]+[.C10]" office:value-type="float" office:value="0.000000000133082443786287">
            <text:p>1,33082443786287E-010</text:p>
          </table:table-cell>
        </table:table-row>
        <table:table-row table:style-name="ro1">
          <table:table-cell office:value-type="float" office:value="0.00000379022896599507">
            <text:p>3,79E-006</text:p>
          </table:table-cell>
          <table:table-cell office:value-type="float" office:value="0.00006584413">
            <text:p>6,58E-005</text:p>
          </table:table-cell>
          <table:table-cell table:formula="of:=([.A12]-[.A11])*[.B12]+[.C11]" office:value-type="float" office:value="0.00000000024963409194044">
            <text:p>2,4963409194044E-010</text:p>
          </table:table-cell>
        </table:table-row>
        <table:table-row table:style-name="ro1">
          <table:table-cell office:value-type="float" office:value="0.0000055603434493082">
            <text:p>5,56E-006</text:p>
          </table:table-cell>
          <table:table-cell office:value-type="float" office:value="0.00006581316">
            <text:p>6,58E-005</text:p>
          </table:table-cell>
          <table:table-cell table:formula="of:=([.A13]-[.A12])*[.B13]+[.C12]" office:value-type="float" office:value="0.000000000366130919649044">
            <text:p>3,66130919649044E-010</text:p>
          </table:table-cell>
        </table:table-row>
        <table:table-row table:style-name="ro1">
          <table:table-cell office:value-type="float" office:value="0.00000733045793262133">
            <text:p>7,33E-006</text:p>
          </table:table-cell>
          <table:table-cell office:value-type="float" office:value="0.00006578593">
            <text:p>6,58E-005</text:p>
          </table:table-cell>
          <table:table-cell table:formula="of:=([.A14]-[.A13])*[.B14]+[.C13]" office:value-type="float" office:value="0.000000000482579547140268">
            <text:p>4,82579547140268E-010</text:p>
          </table:table-cell>
        </table:table-row>
        <table:table-row table:style-name="ro1">
          <table:table-cell office:value-type="float" office:value="0.00000910057241593446">
            <text:p>9,10E-006</text:p>
          </table:table-cell>
          <table:table-cell office:value-type="float" office:value="0.00006576246">
            <text:p>6,58E-005</text:p>
          </table:table-cell>
          <table:table-cell table:formula="of:=([.A15]-[.A14])*[.B15]+[.C14]" office:value-type="float" office:value="0.000000000598986630044568">
            <text:p>5,98986630044568E-010</text:p>
          </table:table-cell>
        </table:table-row>
        <table:table-row table:style-name="ro1">
          <table:table-cell office:value-type="float" office:value="0.0000108706868992476">
            <text:p>1,09E-005</text:p>
          </table:table-cell>
          <table:table-cell office:value-type="float" office:value="0.00006574273">
            <text:p>6,57E-005</text:p>
          </table:table-cell>
          <table:table-cell table:formula="of:=([.A16]-[.A15])*[.B16]+[.C15]" office:value-type="float" office:value="0.000000000715358788590113">
            <text:p>7,15358788590113E-010</text:p>
          </table:table-cell>
        </table:table-row>
        <table:table-row table:style-name="ro1">
          <table:table-cell office:value-type="float" office:value="0.0000126408013825607">
            <text:p>1,26E-005</text:p>
          </table:table-cell>
          <table:table-cell office:value-type="float" office:value="0.00006572676">
            <text:p>6,57E-005</text:p>
          </table:table-cell>
          <table:table-cell table:formula="of:=([.A17]-[.A16])*[.B17]+[.C16]" office:value-type="float" office:value="0.000000000831702678407359">
            <text:p>8,31702678407359E-010</text:p>
          </table:table-cell>
        </table:table-row>
        <table:table-row table:style-name="ro1">
          <table:table-cell office:value-type="float" office:value="0.0000252282821527874">
            <text:p>2,52E-005</text:p>
          </table:table-cell>
          <table:table-cell office:value-type="float" office:value="0.00006564436">
            <text:p>6,56E-005</text:p>
          </table:table-cell>
          <table:table-cell table:formula="of:=([.A18]-[.A17])*[.B18]+[.C17]" office:value-type="float" office:value="0.0000000016579997975812">
            <text:p>1,6579997975812E-009</text:p>
          </table:table-cell>
        </table:table-row>
        <table:table-row table:style-name="ro1">
          <table:table-cell office:value-type="float" office:value="0.0000504032436932408">
            <text:p>5,04E-005</text:p>
          </table:table-cell>
          <table:table-cell office:value-type="float" office:value="0.00006558478">
            <text:p>6,56E-005</text:p>
          </table:table-cell>
          <table:table-cell table:formula="of:=([.A19]-[.A18])*[.B19]+[.C18]" office:value-type="float" office:value="0.00000000330909411172029">
            <text:p>3,30909411172029E-009</text:p>
          </table:table-cell>
        </table:table-row>
        <table:table-row table:style-name="ro1">
          <table:table-cell office:value-type="float" office:value="0.000100753166774148">
            <text:p>1,01E-004</text:p>
          </table:table-cell>
          <table:table-cell office:value-type="float" office:value="0.00006556308">
            <text:p>6,56E-005</text:p>
          </table:table-cell>
          <table:table-cell table:formula="of:=([.A20]-[.A19])*[.B20]+[.C19]" office:value-type="float" office:value="0.00000000661019014666763">
            <text:p>6,61019014666763E-009</text:p>
          </table:table-cell>
        </table:table-row>
        <table:table-row table:style-name="ro1">
          <table:table-cell office:value-type="float" office:value="0.000547053789214061">
            <text:p>5,47E-004</text:p>
          </table:table-cell>
          <table:table-cell office:value-type="float" office:value="0.00006556213">
            <text:p>6,56E-005</text:p>
          </table:table-cell>
          <table:table-cell table:formula="of:=([.A21]-[.A20])*[.B21]+[.C20]" office:value-type="float" office:value="0.0000000358706095741541">
            <text:p>3,58706095741541E-008</text:p>
          </table:table-cell>
        </table:table-row>
        <table:table-row table:style-name="ro1">
          <table:table-cell office:value-type="float" office:value="0.000548165563531641">
            <text:p>5,48E-004</text:p>
          </table:table-cell>
          <table:table-cell office:value-type="float" office:value="0.00006259917">
            <text:p>6,26E-005</text:p>
          </table:table-cell>
          <table:table-cell table:formula="of:=([.A22]-[.A21])*[.B22]+[.C21]" office:value-type="float" office:value="0.000000035940205723662">
            <text:p>3,5940205723662E-008</text:p>
          </table:table-cell>
        </table:table-row>
        <table:table-row table:style-name="ro1">
          <table:table-cell office:value-type="float" office:value="0.000548540837595926">
            <text:p>5,49E-004</text:p>
          </table:table-cell>
          <table:table-cell office:value-type="float" office:value="0.00005348983">
            <text:p>5,35E-005</text:p>
          </table:table-cell>
          <table:table-cell table:formula="of:=([.A23]-[.A22])*[.B23]+[.C22]" office:value-type="float" office:value="0.000000035960279069564">
            <text:p>0,000000036</text:p>
          </table:table-cell>
        </table:table-row>
        <table:table-row table:style-name="ro1">
          <table:table-cell office:value-type="float" office:value="0.000548680747704708">
            <text:p>5,49E-004</text:p>
          </table:table-cell>
          <table:table-cell office:value-type="float" office:value="0.00004057037">
            <text:p>4,06E-005</text:p>
          </table:table-cell>
          <table:table-cell table:formula="of:=([.A24]-[.A23])*[.B24]+[.C23]" office:value-type="float" office:value="0.000000035965955274444">
            <text:p>0,000000036</text:p>
          </table:table-cell>
        </table:table-row>
        <table:table-row table:style-name="ro1">
          <table:table-cell office:value-type="float" office:value="0.000548885818722319">
            <text:p>5,49E-004</text:p>
          </table:table-cell>
          <table:table-cell office:value-type="float" office:value="0.000005110822">
            <text:p>5,11E-006</text:p>
          </table:table-cell>
          <table:table-cell table:formula="of:=([.A25]-[.A24])*[.B25]+[.C24]" office:value-type="float" office:value="0.0000000359670033559124">
            <text:p>0,000000036</text:p>
          </table:table-cell>
        </table:table-row>
        <table:table-row table:style-name="ro1">
          <table:table-cell office:value-type="float" office:value="0.000549116841894563">
            <text:p>5,49E-004</text:p>
          </table:table-cell>
          <table:table-cell office:value-type="float" office:value="-0.00004960942">
            <text:p>-4,96E-005</text:p>
          </table:table-cell>
          <table:table-cell table:formula="of:=([.A26]-[.A25])*[.B26]+[.C25]" office:value-type="float" office:value="0.0000000359555424303308">
            <text:p>0,000000036</text:p>
          </table:table-cell>
        </table:table-row>
        <table:table-row table:style-name="ro1">
          <table:table-cell office:value-type="float" office:value="0.000549332556990482">
            <text:p>5,49E-004</text:p>
          </table:table-cell>
          <table:table-cell office:value-type="float" office:value="-0.0001173732">
            <text:p>-1,17E-004</text:p>
          </table:table-cell>
          <table:table-cell table:formula="of:=([.A27]-[.A26])*[.B27]+[.C26]" office:value-type="float" office:value="0.0000000359302232592345">
            <text:p>3,59302232592345E-008</text:p>
          </table:table-cell>
        </table:table-row>
        <table:table-row table:style-name="ro1">
          <table:table-cell office:value-type="float" office:value="0.000549763987182319">
            <text:p>5,50E-004</text:p>
          </table:table-cell>
          <table:table-cell office:value-type="float" office:value="-0.0002893287">
            <text:p>-2,89E-004</text:p>
          </table:table-cell>
          <table:table-cell table:formula="of:=([.A28]-[.A27])*[.B28]+[.C27]" office:value-type="float" office:value="0.0000000358053981226895">
            <text:p>3,58053981226895E-008</text:p>
          </table:table-cell>
        </table:table-row>
        <table:table-row table:style-name="ro1">
          <table:table-cell office:value-type="float" office:value="0.000550299965116654">
            <text:p>5,50E-004</text:p>
          </table:table-cell>
          <table:table-cell office:value-type="float" office:value="-0.0005469868">
            <text:p>-5,47E-004</text:p>
          </table:table-cell>
          <table:table-cell table:formula="of:=([.A29]-[.A28])*[.B29]+[.C28]" office:value-type="float" office:value="0.0000000355122252675168">
            <text:p>3,55122252675168E-008</text:p>
          </table:table-cell>
        </table:table-row>
        <table:table-row table:style-name="ro1">
          <table:table-cell office:value-type="float" office:value="0.000551029955972524">
            <text:p>5,51E-004</text:p>
          </table:table-cell>
          <table:table-cell office:value-type="float" office:value="-0.0009359369">
            <text:p>-9,36E-004</text:p>
          </table:table-cell>
          <table:table-cell table:formula="of:=([.A30]-[.A29])*[.B30]+[.C29]" office:value-type="float" office:value="0.0000000348289998888452">
            <text:p>3,48289998888452E-008</text:p>
          </table:table-cell>
        </table:table-row>
        <table:table-row table:style-name="ro1">
          <table:table-cell office:value-type="float" office:value="0.000551878014540507">
            <text:p>5,52E-004</text:p>
          </table:table-cell>
          <table:table-cell office:value-type="float" office:value="-0.001351594">
            <text:p>-1,35E-003</text:p>
          </table:table-cell>
          <table:table-cell table:formula="of:=([.A31]-[.A30])*[.B31]+[.C30]" office:value-type="float" office:value="0.0000000336827690167119">
            <text:p>3,36827690167119E-008</text:p>
          </table:table-cell>
        </table:table-row>
        <table:table-row table:style-name="ro1">
          <table:table-cell office:value-type="float" office:value="0.000553076712994457">
            <text:p>5,53E-004</text:p>
          </table:table-cell>
          <table:table-cell office:value-type="float" office:value="-0.001609366">
            <text:p>-1,61E-003</text:p>
          </table:table-cell>
          <table:table-cell table:formula="of:=([.A32]-[.A31])*[.B32]+[.C31]" office:value-type="float" office:value="0.0000000317536244806714">
            <text:p>3,17536244806714E-008</text:p>
          </table:table-cell>
        </table:table-row>
        <table:table-row table:style-name="ro1">
          <table:table-cell office:value-type="float" office:value="0.000554681196794881">
            <text:p>5,55E-004</text:p>
          </table:table-cell>
          <table:table-cell office:value-type="float" office:value="-0.0008242697">
            <text:p>-8,24E-004</text:p>
          </table:table-cell>
          <table:table-cell table:formula="of:=([.A33]-[.A32])*[.B33]+[.C32]" office:value-type="float" office:value="0.000000030431097099841">
            <text:p>3,0431097099841E-008</text:p>
          </table:table-cell>
        </table:table-row>
        <table:table-row table:style-name="ro1">
          <table:table-cell office:value-type="float" office:value="0.000555150118816613">
            <text:p>5,55E-004</text:p>
          </table:table-cell>
          <table:table-cell office:value-type="float" office:value="-0.0002453518">
            <text:p>-2,45E-004</text:p>
          </table:table-cell>
          <table:table-cell table:formula="of:=([.A34]-[.A33])*[.B34]+[.C33]" office:value-type="float" office:value="0.0000000303160462377495">
            <text:p>3,03160462377495E-008</text:p>
          </table:table-cell>
        </table:table-row>
        <table:table-row table:style-name="ro1">
          <table:table-cell office:value-type="float" office:value="0.00055537552011445">
            <text:p>5,55E-004</text:p>
          </table:table-cell>
          <table:table-cell office:value-type="float" office:value="0.02520608">
            <text:p>2,52E-002</text:p>
          </table:table-cell>
          <table:table-cell table:formula="of:=([.A35]-[.A34])*[.B35]+[.C34]" office:value-type="float" office:value="0.0000000359975293831367">
            <text:p>0,000000036</text:p>
          </table:table-cell>
        </table:table-row>
        <table:table-row table:style-name="ro1">
          <table:table-cell office:value-type="float" office:value="0.000555423992465732">
            <text:p>5,55E-004</text:p>
          </table:table-cell>
          <table:table-cell office:value-type="float" office:value="0.09085188">
            <text:p>9,09E-002</text:p>
          </table:table-cell>
          <table:table-cell table:formula="of:=([.A36]-[.A35])*[.B36]+[.C35]" office:value-type="float" office:value="0.0000000404013336251662">
            <text:p>4,04013336251662E-008</text:p>
          </table:table-cell>
        </table:table-row>
        <table:table-row table:style-name="ro1">
          <table:table-cell office:value-type="float" office:value="0.000555448750293968">
            <text:p>5,55E-004</text:p>
          </table:table-cell>
          <table:table-cell office:value-type="float" office:value="0.1972424">
            <text:p>1,97E-001</text:p>
          </table:table-cell>
          <table:table-cell table:formula="of:=([.A37]-[.A36])*[.B37]+[.C36]" office:value-type="float" office:value="0.0000000452846270852617">
            <text:p>4,52846270852617E-008</text:p>
          </table:table-cell>
        </table:table-row>
        <table:table-row table:style-name="ro1">
          <table:table-cell office:value-type="float" office:value="0.000555472529934472">
            <text:p>5,55E-004</text:p>
          </table:table-cell>
          <table:table-cell office:value-type="float" office:value="0.370316">
            <text:p>3,70E-001</text:p>
          </table:table-cell>
          <table:table-cell table:formula="of:=([.A38]-[.A37])*[.B38]+[.C37]" office:value-type="float" office:value="0.0000000540906084380585">
            <text:p>5,40906084380585E-008</text:p>
          </table:table-cell>
        </table:table-row>
        <table:table-row table:style-name="ro1">
          <table:table-cell office:value-type="float" office:value="0.00055550536435203">
            <text:p>5,56E-004</text:p>
          </table:table-cell>
          <table:table-cell office:value-type="float" office:value="0.6779679">
            <text:p>6,78E-001</text:p>
          </table:table-cell>
          <table:table-cell table:formula="of:=([.A39]-[.A38])*[.B39]+[.C38]" office:value-type="float" office:value="0.0000000763512895577354">
            <text:p>7,63512895577354E-008</text:p>
          </table:table-cell>
        </table:table-row>
        <table:table-row table:style-name="ro1">
          <table:table-cell office:value-type="float" office:value="0.00055553753120154">
            <text:p>5,56E-004</text:p>
          </table:table-cell>
          <table:table-cell office:value-type="float" office:value="1.051874">
            <text:p>1,05E+000</text:p>
          </table:table-cell>
          <table:table-cell table:formula="of:=([.A40]-[.A39])*[.B40]+[.C39]" office:value-type="float" office:value="0.000000110186762219075">
            <text:p>1,10186762219075E-007</text:p>
          </table:table-cell>
        </table:table-row>
        <table:table-row table:style-name="ro1">
          <table:table-cell office:value-type="float" office:value="0.00055560186490056">
            <text:p>5,56E-004</text:p>
          </table:table-cell>
          <table:table-cell office:value-type="float" office:value="1.946103">
            <text:p>1,95E+000</text:p>
          </table:table-cell>
          <table:table-cell table:formula="of:=([.A41]-[.A40])*[.B41]+[.C40]" office:value-type="float" office:value="0.000000235386766881622">
            <text:p>2,35386766881622E-007</text:p>
          </table:table-cell>
        </table:table-row>
        <table:table-row table:style-name="ro1">
          <table:table-cell office:value-type="float" office:value="0.00055566972505074">
            <text:p>5,56E-004</text:p>
          </table:table-cell>
          <table:table-cell office:value-type="float" office:value="3.047974">
            <text:p>3,05E+000</text:p>
          </table:table-cell>
          <table:table-cell table:formula="of:=([.A42]-[.A41])*[.B42]+[.C41]" office:value-type="float" office:value="0.000000442222740266696">
            <text:p>4,42222740266696E-007</text:p>
          </table:table-cell>
        </table:table-row>
        <table:table-row table:style-name="ro1">
          <table:table-cell office:value-type="float" office:value="0.0005558054453511">
            <text:p>5,56E-004</text:p>
          </table:table-cell>
          <table:table-cell office:value-type="float" office:value="5.490052">
            <text:p>5,49E+000</text:p>
          </table:table-cell>
          <table:table-cell table:formula="of:=([.A43]-[.A42])*[.B43]+[.C42]" office:value-type="float" office:value="0.00000118733424669993">
            <text:p>1,18733424669993E-006</text:p>
          </table:table-cell>
        </table:table-row>
        <table:table-row table:style-name="ro1">
          <table:table-cell office:value-type="float" office:value="0.000555950607955756">
            <text:p>5,56E-004</text:p>
          </table:table-cell>
          <table:table-cell office:value-type="float" office:value="8.163223">
            <text:p>8,16E+000</text:p>
          </table:table-cell>
          <table:table-cell table:formula="of:=([.A44]-[.A43])*[.B44]+[.C43]" office:value-type="float" office:value="0.00000237232895976845">
            <text:p>2,37232895976845E-006</text:p>
          </table:table-cell>
        </table:table-row>
        <table:table-row table:style-name="ro1">
          <table:table-cell office:value-type="float" office:value="0.00055619464297973">
            <text:p>5,56E-004</text:p>
          </table:table-cell>
          <table:table-cell office:value-type="float" office:value="12.20608">
            <text:p>1,22E+001</text:p>
          </table:table-cell>
          <table:table-cell table:formula="of:=([.A45]-[.A44])*[.B45]+[.C44]" office:value-type="float" office:value="0.00000535103998519439">
            <text:p>0,000005351</text:p>
          </table:table-cell>
        </table:table-row>
        <table:table-row table:style-name="ro1">
          <table:table-cell office:value-type="float" office:value="0.00055648454772168">
            <text:p>5,56E-004</text:p>
          </table:table-cell>
          <table:table-cell office:value-type="float" office:value="15.52212">
            <text:p>1,55E+001</text:p>
          </table:table-cell>
          <table:table-cell table:formula="of:=([.A46]-[.A45])*[.B46]+[.C45]" office:value-type="float" office:value="0.00000985097617831262">
            <text:p>0,000009851</text:p>
          </table:table-cell>
        </table:table-row>
        <table:table-row table:style-name="ro1">
          <table:table-cell office:value-type="float" office:value="0.000556895466228792">
            <text:p>5,57E-004</text:p>
          </table:table-cell>
          <table:table-cell office:value-type="float" office:value="17.12307">
            <text:p>1,71E+001</text:p>
          </table:table-cell>
          <table:table-cell table:formula="of:=([.A47]-[.A46])*[.B47]+[.C46]" office:value-type="float" office:value="0.0000168871625398815">
            <text:p>1,68871625398815E-005</text:p>
          </table:table-cell>
        </table:table-row>
        <table:table-row table:style-name="ro1">
          <table:table-cell office:value-type="float" office:value="0.000557050639867814">
            <text:p>5,57E-004</text:p>
          </table:table-cell>
          <table:table-cell office:value-type="float" office:value="16.87945">
            <text:p>1,69E+001</text:p>
          </table:table-cell>
          <table:table-cell table:formula="of:=([.A48]-[.A47])*[.B48]+[.C47]" office:value-type="float" office:value="0.0000195064082210759">
            <text:p>1,95064082210759E-005</text:p>
          </table:table-cell>
        </table:table-row>
        <table:table-row table:style-name="ro1">
          <table:table-cell office:value-type="float" office:value="0.00055720641248342">
            <text:p>5,57E-004</text:p>
          </table:table-cell>
          <table:table-cell office:value-type="float" office:value="16.3472">
            <text:p>1,63E+001</text:p>
          </table:table-cell>
          <table:table-cell table:formula="of:=([.A49]-[.A48])*[.B49]+[.C48]" office:value-type="float" office:value="0.000022052854322919">
            <text:p>2,2052854322919E-005</text:p>
          </table:table-cell>
        </table:table-row>
        <table:table-row table:style-name="ro1">
          <table:table-cell office:value-type="float" office:value="0.000557361843137624">
            <text:p>5,57E-004</text:p>
          </table:table-cell>
          <table:table-cell office:value-type="float" office:value="15.68564">
            <text:p>1,57E+001</text:p>
          </table:table-cell>
          <table:table-cell table:formula="of:=([.A50]-[.A49])*[.B50]+[.C49]" office:value-type="float" office:value="0.000024490883609727">
            <text:p>2,4490883609727E-005</text:p>
          </table:table-cell>
        </table:table-row>
        <table:table-row table:style-name="ro1">
          <table:table-cell office:value-type="float" office:value="0.000557373815269911">
            <text:p>5,57E-004</text:p>
          </table:table-cell>
          <table:table-cell office:value-type="float" office:value="15.63697">
            <text:p>1,56E+001</text:p>
          </table:table-cell>
          <table:table-cell table:formula="of:=([.A51]-[.A50])*[.B51]+[.C50]" office:value-type="float" office:value="0.0000246780914831257">
            <text:p>2,46780914831257E-005</text:p>
          </table:table-cell>
        </table:table-row>
        <table:table-row table:style-name="ro1">
          <table:table-cell office:value-type="float" office:value="0.000557385787402197">
            <text:p>5,57E-004</text:p>
          </table:table-cell>
          <table:table-cell office:value-type="float" office:value="15.58687">
            <text:p>1,56E+001</text:p>
          </table:table-cell>
          <table:table-cell table:formula="of:=([.A52]-[.A51])*[.B52]+[.C51]" office:value-type="float" office:value="0.0000248646995527001">
            <text:p>2,48646995527001E-005</text:p>
          </table:table-cell>
        </table:table-row>
        <table:table-row table:style-name="ro1">
          <table:table-cell office:value-type="float" office:value="0.000557397759534484">
            <text:p>5,57E-004</text:p>
          </table:table-cell>
          <table:table-cell office:value-type="float" office:value="15.53533">
            <text:p>1,55E+001</text:p>
          </table:table-cell>
          <table:table-cell table:formula="of:=([.A53]-[.A52])*[.B53]+[.C52]" office:value-type="float" office:value="0.0000250506905785715">
            <text:p>2,50506905785715E-005</text:p>
          </table:table-cell>
        </table:table-row>
        <table:table-row table:style-name="ro1">
          <table:table-cell office:value-type="float" office:value="0.00055740973166677">
            <text:p>5,57E-004</text:p>
          </table:table-cell>
          <table:table-cell office:value-type="float" office:value="15.48233">
            <text:p>1,55E+001</text:p>
          </table:table-cell>
          <table:table-cell table:formula="of:=([.A54]-[.A53])*[.B54]+[.C53]" office:value-type="float" office:value="0.0000252360470814333">
            <text:p>0,000025236</text:p>
          </table:table-cell>
        </table:table-row>
        <table:table-row table:style-name="ro1">
          <table:table-cell office:value-type="float" office:value="0.000557421703799057">
            <text:p>5,57E-004</text:p>
          </table:table-cell>
          <table:table-cell office:value-type="float" office:value="15.42783">
            <text:p>1,54E+001</text:p>
          </table:table-cell>
          <table:table-cell table:formula="of:=([.A55]-[.A54])*[.B55]+[.C54]" office:value-type="float" office:value="0.0000254207511030872">
            <text:p>2,54207511030872E-005</text:p>
          </table:table-cell>
        </table:table-row>
        <table:table-row table:style-name="ro1">
          <table:table-cell office:value-type="float" office:value="0.000557433675931343">
            <text:p>5,57E-004</text:p>
          </table:table-cell>
          <table:table-cell office:value-type="float" office:value="15.37182">
            <text:p>1,54E+001</text:p>
          </table:table-cell>
          <table:table-cell table:formula="of:=([.A56]-[.A55])*[.B56]+[.C55]" office:value-type="float" office:value="0.0000256047845656118">
            <text:p>2,56047845656118E-005</text:p>
          </table:table-cell>
        </table:table-row>
        <table:table-row table:style-name="ro1">
          <table:table-cell office:value-type="float" office:value="0.00055744564806363">
            <text:p>5,57E-004</text:p>
          </table:table-cell>
          <table:table-cell office:value-type="float" office:value="15.31426">
            <text:p>1,53E+001</text:p>
          </table:table-cell>
          <table:table-cell table:formula="of:=([.A57]-[.A56])*[.B57]+[.C56]" office:value-type="float" office:value="0.0000257881289121986">
            <text:p>2,57881289121986E-005</text:p>
          </table:table-cell>
        </table:table-row>
        <table:table-row table:style-name="ro1">
          <table:table-cell office:value-type="float" office:value="0.000557488192470843">
            <text:p>5,57E-004</text:p>
          </table:table-cell>
          <table:table-cell office:value-type="float" office:value="15.10234">
            <text:p>1,51E+001</text:p>
          </table:table-cell>
          <table:table-cell table:formula="of:=([.A58]-[.A57])*[.B58]+[.C57]" office:value-type="float" office:value="0.0000264306490150311">
            <text:p>2,64306490150311E-005</text:p>
          </table:table-cell>
        </table:table-row>
        <table:table-row table:style-name="ro1">
          <table:table-cell office:value-type="float" office:value="0.000557549841863552">
            <text:p>5,58E-004</text:p>
          </table:table-cell>
          <table:table-cell office:value-type="float" office:value="14.76922">
            <text:p>1,48E+001</text:p>
          </table:table-cell>
          <table:table-cell table:formula="of:=([.A59]-[.A58])*[.B59]+[.C58]" office:value-type="float" office:value="0.0000273411624588227">
            <text:p>2,73411624588227E-005</text:p>
          </table:table-cell>
        </table:table-row>
        <table:table-row table:style-name="ro1">
          <table:table-cell office:value-type="float" office:value="0.000557646326308988">
            <text:p>5,58E-004</text:p>
          </table:table-cell>
          <table:table-cell office:value-type="float" office:value="14.18357">
            <text:p>1,42E+001</text:p>
          </table:table-cell>
          <table:table-cell table:formula="of:=([.A60]-[.A59])*[.B60]+[.C59]" office:value-type="float" office:value="0.0000287096563445741">
            <text:p>2,87096563445741E-005</text:p>
          </table:table-cell>
        </table:table-row>
        <table:table-row table:style-name="ro1">
          <table:table-cell office:value-type="float" office:value="0.00055779467850523">
            <text:p>5,58E-004</text:p>
          </table:table-cell>
          <table:table-cell office:value-type="float" office:value="13.12005">
            <text:p>1,31E+001</text:p>
          </table:table-cell>
          <table:table-cell table:formula="of:=([.A61]-[.A60])*[.B61]+[.C60]" office:value-type="float" office:value="0.0000306560445768812">
            <text:p>0,000030656</text:p>
          </table:table-cell>
        </table:table-row>
        <table:table-row table:style-name="ro1">
          <table:table-cell office:value-type="float" office:value="0.000558029215817224">
            <text:p>5,58E-004</text:p>
          </table:table-cell>
          <table:table-cell office:value-type="float" office:value="10.99283">
            <text:p>1,10E+001</text:p>
          </table:table-cell>
          <table:table-cell table:formula="of:=([.A62]-[.A61])*[.B62]+[.C61]" office:value-type="float" office:value="0.0000332342733762875">
            <text:p>3,32342733762875E-005</text:p>
          </table:table-cell>
        </table:table-row>
        <table:table-row table:style-name="ro1">
          <table:table-cell office:value-type="float" office:value="0.000558393544587049">
            <text:p>5,58E-004</text:p>
          </table:table-cell>
          <table:table-cell office:value-type="float" office:value="6.668834">
            <text:p>6,67E+000</text:p>
          </table:table-cell>
          <table:table-cell table:formula="of:=([.A63]-[.A62])*[.B63]+[.C62]" office:value-type="float" office:value="0.0000356639214636771">
            <text:p>3,56639214636771E-005</text:p>
          </table:table-cell>
        </table:table-row>
        <table:table-row table:style-name="ro1">
          <table:table-cell office:value-type="float" office:value="0.000558526882337292">
            <text:p>5,59E-004</text:p>
          </table:table-cell>
          <table:table-cell office:value-type="float" office:value="5.05412">
            <text:p>5,05E+000</text:p>
          </table:table-cell>
          <table:table-cell table:formula="of:=([.A64]-[.A63])*[.B64]+[.C63]" office:value-type="float" office:value="0.0000363378264539323">
            <text:p>3,63378264539323E-005</text:p>
          </table:table-cell>
        </table:table-row>
        <table:table-row table:style-name="ro1">
          <table:table-cell office:value-type="float" office:value="0.000558626679352766">
            <text:p>5,59E-004</text:p>
          </table:table-cell>
          <table:table-cell office:value-type="float" office:value="4.221886">
            <text:p>4,22E+000</text:p>
          </table:table-cell>
          <table:table-cell table:formula="of:=([.A65]-[.A64])*[.B65]+[.C64]" office:value-type="float" office:value="0.0000367591580764022">
            <text:p>3,67591580764022E-005</text:p>
          </table:table-cell>
        </table:table-row>
        <table:table-row table:style-name="ro1">
          <table:table-cell office:value-type="float" office:value="0.000558756226244844">
            <text:p>5,59E-004</text:p>
          </table:table-cell>
          <table:table-cell office:value-type="float" office:value="3.58717">
            <text:p>3,59E+000</text:p>
          </table:table-cell>
          <table:table-cell table:formula="of:=([.A66]-[.A65])*[.B66]+[.C65]" office:value-type="float" office:value="0.0000372238648012585">
            <text:p>3,72238648012585E-005</text:p>
          </table:table-cell>
        </table:table-row>
        <table:table-row table:style-name="ro1">
          <table:table-cell office:value-type="float" office:value="0.000558883143380334">
            <text:p>5,59E-004</text:p>
          </table:table-cell>
          <table:table-cell office:value-type="float" office:value="3.173754">
            <text:p>3,17E+000</text:p>
          </table:table-cell>
          <table:table-cell table:formula="of:=([.A67]-[.A66])*[.B67]+[.C66]" office:value-type="float" office:value="0.0000376266685676887">
            <text:p>3,76266685676887E-005</text:p>
          </table:table-cell>
        </table:table-row>
        <table:table-row table:style-name="ro1">
          <table:table-cell office:value-type="float" office:value="0.00055902334334063">
            <text:p>5,59E-004</text:p>
          </table:table-cell>
          <table:table-cell office:value-type="float" office:value="2.85849">
            <text:p>2,86E+000</text:p>
          </table:table-cell>
          <table:table-cell table:formula="of:=([.A68]-[.A67])*[.B68]+[.C67]" office:value-type="float" office:value="0.0000380274287521952">
            <text:p>3,80274287521952E-005</text:p>
          </table:table-cell>
        </table:table-row>
        <table:table-row table:style-name="ro1">
          <table:table-cell office:value-type="float" office:value="0.000559228348301399">
            <text:p>5,59E-004</text:p>
          </table:table-cell>
          <table:table-cell office:value-type="float" office:value="2.532271">
            <text:p>2,53E+000</text:p>
          </table:table-cell>
          <table:table-cell table:formula="of:=([.A69]-[.A68])*[.B69]+[.C68]" office:value-type="float" office:value="0.0000385465568692066">
            <text:p>3,85465568692066E-005</text:p>
          </table:table-cell>
        </table:table-row>
        <table:table-row table:style-name="ro1">
          <table:table-cell office:value-type="float" office:value="0.000559484792738524">
            <text:p>5,59E-004</text:p>
          </table:table-cell>
          <table:table-cell office:value-type="float" office:value="2.246249">
            <text:p>2,25E+000</text:p>
          </table:table-cell>
          <table:table-cell table:formula="of:=([.A70]-[.A69])*[.B70]+[.C69]" office:value-type="float" office:value="0.0000391225949296542">
            <text:p>3,91225949296542E-005</text:p>
          </table:table-cell>
        </table:table-row>
        <table:table-row table:style-name="ro1">
          <table:table-cell office:value-type="float" office:value="0.000560194254736608">
            <text:p>5,60E-004</text:p>
          </table:table-cell>
          <table:table-cell office:value-type="float" office:value="1.801761">
            <text:p>1,80E+000</text:p>
          </table:table-cell>
          <table:table-cell table:formula="of:=([.A71]-[.A70])*[.B71]+[.C70]" office:value-type="float" office:value="0.0000404008758887844">
            <text:p>4,04008758887844E-005</text:p>
          </table:table-cell>
        </table:table-row>
        <table:table-row table:style-name="ro1">
          <table:table-cell office:value-type="float" office:value="0.000560693672990367">
            <text:p>5,61E-004</text:p>
          </table:table-cell>
          <table:table-cell office:value-type="float" office:value="1.632008">
            <text:p>1,63E+000</text:p>
          </table:table-cell>
          <table:table-cell table:formula="of:=([.A72]-[.A71])*[.B72]+[.C71]" office:value-type="float" office:value="0.000041215930474265">
            <text:p>4,1215930474265E-005</text:p>
          </table:table-cell>
        </table:table-row>
        <table:table-row table:style-name="ro1">
          <table:table-cell office:value-type="float" office:value="0.000561292187044728">
            <text:p>5,61E-004</text:p>
          </table:table-cell>
          <table:table-cell office:value-type="float" office:value="1.497962">
            <text:p>1,50E+000</text:p>
          </table:table-cell>
          <table:table-cell table:formula="of:=([.A73]-[.A72])*[.B73]+[.C72]" office:value-type="float" office:value="0.0000421124817841631">
            <text:p>4,21124817841631E-005</text:p>
          </table:table-cell>
        </table:table-row>
        <table:table-row table:style-name="ro1">
          <table:table-cell office:value-type="float" office:value="0.000561953765002677">
            <text:p>5,62E-004</text:p>
          </table:table-cell>
          <table:table-cell office:value-type="float" office:value="1.394523">
            <text:p>1,39E+000</text:p>
          </table:table-cell>
          <table:table-cell table:formula="of:=([.A74]-[.A73])*[.B74]+[.C73]" office:value-type="float" office:value="0.0000430350674628166">
            <text:p>4,30350674628166E-005</text:p>
          </table:table-cell>
        </table:table-row>
        <table:table-row table:style-name="ro1">
          <table:table-cell office:value-type="float" office:value="0.000562214330627538">
            <text:p>5,62E-004</text:p>
          </table:table-cell>
          <table:table-cell office:value-type="float" office:value="1.36264">
            <text:p>1,36E+000</text:p>
          </table:table-cell>
          <table:table-cell table:formula="of:=([.A75]-[.A74])*[.B75]+[.C74]" office:value-type="float" office:value="0.0000433901246058776">
            <text:p>4,33901246058776E-005</text:p>
          </table:table-cell>
        </table:table-row>
        <table:table-row table:style-name="ro1">
          <table:table-cell office:value-type="float" office:value="0.000562378901490929">
            <text:p>5,62E-004</text:p>
          </table:table-cell>
          <table:table-cell office:value-type="float" office:value="1.345471">
            <text:p>1,35E+000</text:p>
          </table:table-cell>
          <table:table-cell table:formula="of:=([.A76]-[.A75])*[.B76]+[.C75]" office:value-type="float" office:value="0.0000436115499300152">
            <text:p>4,36115499300152E-005</text:p>
          </table:table-cell>
        </table:table-row>
        <table:table-row table:style-name="ro1">
          <table:table-cell office:value-type="float" office:value="0.000562473499267644">
            <text:p>5,62E-004</text:p>
          </table:table-cell>
          <table:table-cell office:value-type="float" office:value="1.336335">
            <text:p>1,34E+000</text:p>
          </table:table-cell>
          <table:table-cell table:formula="of:=([.A77]-[.A76])*[.B77]+[.C76]" office:value-type="float" office:value="0.0000437379642499614">
            <text:p>0,000043738</text:p>
          </table:table-cell>
        </table:table-row>
        <table:table-row table:style-name="ro1">
          <table:table-cell office:value-type="float" office:value="0.000562612678476129">
            <text:p>5,63E-004</text:p>
          </table:table-cell>
          <table:table-cell office:value-type="float" office:value="1.323649">
            <text:p>1,32E+000</text:p>
          </table:table-cell>
          <table:table-cell table:formula="of:=([.A78]-[.A77])*[.B78]+[.C77]" office:value-type="float" office:value="0.0000439221886700927">
            <text:p>4,39221886700927E-005</text:p>
          </table:table-cell>
        </table:table-row>
        <table:table-row table:style-name="ro1">
          <table:table-cell office:value-type="float" office:value="0.000562629813731208">
            <text:p>5,63E-004</text:p>
          </table:table-cell>
          <table:table-cell office:value-type="float" office:value="1.322228">
            <text:p>1,32E+000</text:p>
          </table:table-cell>
          <table:table-cell table:formula="of:=([.A79]-[.A78])*[.B79]+[.C78]" office:value-type="float" office:value="0.0000439448453841452">
            <text:p>4,39448453841452E-005</text:p>
          </table:table-cell>
        </table:table-row>
        <table:table-row table:style-name="ro1">
          <table:table-cell office:value-type="float" office:value="0.000562646948986287">
            <text:p>5,63E-004</text:p>
          </table:table-cell>
          <table:table-cell office:value-type="float" office:value="1.320818">
            <text:p>1,32E+000</text:p>
          </table:table-cell>
          <table:table-cell table:formula="of:=([.A80]-[.A79])*[.B80]+[.C79]" office:value-type="float" office:value="0.0000439674779374882">
            <text:p>4,39674779374882E-005</text:p>
          </table:table-cell>
        </table:table-row>
        <table:table-row table:style-name="ro1">
          <table:table-cell office:value-type="float" office:value="0.000562664084241366">
            <text:p>5,63E-004</text:p>
          </table:table-cell>
          <table:table-cell office:value-type="float" office:value="1.319417">
            <text:p>1,32E+000</text:p>
          </table:table-cell>
          <table:table-cell table:formula="of:=([.A81]-[.A80])*[.B81]+[.C80]" office:value-type="float" office:value="0.000043990086484339">
            <text:p>4,3990086484339E-005</text:p>
          </table:table-cell>
        </table:table-row>
        <table:table-row table:style-name="ro1">
          <table:table-cell office:value-type="float" office:value="0.000562681219496445">
            <text:p>5,63E-004</text:p>
          </table:table-cell>
          <table:table-cell office:value-type="float" office:value="1.318026">
            <text:p>1,32E+000</text:p>
          </table:table-cell>
          <table:table-cell table:formula="of:=([.A82]-[.A81])*[.B82]+[.C81]" office:value-type="float" office:value="0.0000440126711960498">
            <text:p>4,40126711960498E-005</text:p>
          </table:table-cell>
        </table:table-row>
        <table:table-row table:style-name="ro1">
          <table:table-cell office:value-type="float" office:value="0.000562698354751524">
            <text:p>5,63E-004</text:p>
          </table:table-cell>
          <table:table-cell office:value-type="float" office:value="1.316646">
            <text:p>1,32E+000</text:p>
          </table:table-cell>
          <table:table-cell table:formula="of:=([.A83]-[.A82])*[.B83]+[.C82]" office:value-type="float" office:value="0.0000440352322611084">
            <text:p>4,40352322611084E-005</text:p>
          </table:table-cell>
        </table:table-row>
        <table:table-row table:style-name="ro1">
          <table:table-cell office:value-type="float" office:value="0.000562715490006603">
            <text:p>5,63E-004</text:p>
          </table:table-cell>
          <table:table-cell office:value-type="float" office:value="1.315275">
            <text:p>1,32E+000</text:p>
          </table:table-cell>
          <table:table-cell table:formula="of:=([.A84]-[.A83])*[.B84]+[.C83]" office:value-type="float" office:value="0.0000440577698337326">
            <text:p>4,40577698337326E-005</text:p>
          </table:table-cell>
        </table:table-row>
        <table:table-row table:style-name="ro1">
          <table:table-cell office:value-type="float" office:value="0.000562732625261682">
            <text:p>5,63E-004</text:p>
          </table:table-cell>
          <table:table-cell office:value-type="float" office:value="1.313914">
            <text:p>1,31E+000</text:p>
          </table:table-cell>
          <table:table-cell table:formula="of:=([.A85]-[.A84])*[.B85]+[.C84]" office:value-type="float" office:value="0.0000440802840852746">
            <text:p>4,40802840852746E-005</text:p>
          </table:table-cell>
        </table:table-row>
        <table:table-row table:style-name="ro1">
          <table:table-cell office:value-type="float" office:value="0.000562751114635322">
            <text:p>5,63E-004</text:p>
          </table:table-cell>
          <table:table-cell office:value-type="float" office:value="1.312169">
            <text:p>1,31E+000</text:p>
          </table:table-cell>
          <table:table-cell table:formula="of:=([.A86]-[.A85])*[.B86]+[.C85]" office:value-type="float" office:value="0.000044104545268195">
            <text:p>4,4104545268195E-005</text:p>
          </table:table-cell>
        </table:table-row>
        <table:table-row table:style-name="ro1">
          <table:table-cell office:value-type="float" office:value="0.000562812042289972">
            <text:p>5,63E-004</text:p>
          </table:table-cell>
          <table:table-cell office:value-type="float" office:value="1.305899">
            <text:p>1,31E+000</text:p>
          </table:table-cell>
          <table:table-cell table:formula="of:=([.A87]-[.A86])*[.B87]+[.C86]" office:value-type="float" office:value="0.0000441841106314736">
            <text:p>4,41841106314736E-005</text:p>
          </table:table-cell>
        </table:table-row>
        <table:table-row table:style-name="ro1">
          <table:table-cell office:value-type="float" office:value="0.000562840537775226">
            <text:p>5,63E-004</text:p>
          </table:table-cell>
          <table:table-cell office:value-type="float" office:value="1.30337">
            <text:p>1,30E+000</text:p>
          </table:table-cell>
          <table:table-cell table:formula="of:=([.A88]-[.A87])*[.B88]+[.C87]" office:value-type="float" office:value="0.0000442212507920891">
            <text:p>4,42212507920891E-005</text:p>
          </table:table-cell>
        </table:table-row>
        <table:table-row table:style-name="ro1">
          <table:table-cell office:value-type="float" office:value="0.000562882339827843">
            <text:p>5,63E-004</text:p>
          </table:table-cell>
          <table:table-cell office:value-type="float" office:value="1.300278">
            <text:p>1,30E+000</text:p>
          </table:table-cell>
          <table:table-cell table:formula="of:=([.A89]-[.A88])*[.B89]+[.C88]" office:value-type="float" office:value="0.000044275605081462">
            <text:p>4,4275605081462E-005</text:p>
          </table:table-cell>
        </table:table-row>
        <table:table-row table:style-name="ro1">
          <table:table-cell office:value-type="float" office:value="0.00056294603834236">
            <text:p>5,63E-004</text:p>
          </table:table-cell>
          <table:table-cell office:value-type="float" office:value="1.296612">
            <text:p>1,30E+000</text:p>
          </table:table-cell>
          <table:table-cell table:formula="of:=([.A90]-[.A89])*[.B90]+[.C89]" office:value-type="float" office:value="0.0000443581973397674">
            <text:p>4,43581973397674E-005</text:p>
          </table:table-cell>
        </table:table-row>
        <table:table-row table:style-name="ro1">
          <table:table-cell office:value-type="float" office:value="0.000563045383085504">
            <text:p>5,63E-004</text:p>
          </table:table-cell>
          <table:table-cell office:value-type="float" office:value="1.292343">
            <text:p>1,29E+000</text:p>
          </table:table-cell>
          <table:table-cell table:formula="of:=([.A91]-[.A90])*[.B91]+[.C90]" office:value-type="float" office:value="0.0000444865848231558">
            <text:p>4,44865848231558E-005</text:p>
          </table:table-cell>
        </table:table-row>
        <table:table-row table:style-name="ro1">
          <table:table-cell office:value-type="float" office:value="0.000563205948683687">
            <text:p>5,63E-004</text:p>
          </table:table-cell>
          <table:table-cell office:value-type="float" office:value="1.286986">
            <text:p>1,29E+000</text:p>
          </table:table-cell>
          <table:table-cell table:formula="of:=([.A92]-[.A91])*[.B92]+[.C91]" office:value-type="float" office:value="0.0000446932305000998">
            <text:p>4,46932305000998E-005</text:p>
          </table:table-cell>
        </table:table-row>
        <table:table-row table:style-name="ro1">
          <table:table-cell office:value-type="float" office:value="0.000563440775162186">
            <text:p>5,63E-004</text:p>
          </table:table-cell>
          <table:table-cell office:value-type="float" office:value="1.280256">
            <text:p>1,28E+000</text:p>
          </table:table-cell>
          <table:table-cell table:formula="of:=([.A93]-[.A92])*[.B93]+[.C92]" office:value-type="float" office:value="0.0000449938685081572">
            <text:p>4,49938685081572E-005</text:p>
          </table:table-cell>
        </table:table-row>
        <table:table-row table:style-name="ro1">
          <table:table-cell office:value-type="float" office:value="0.000563803816026135">
            <text:p>5,64E-004</text:p>
          </table:table-cell>
          <table:table-cell office:value-type="float" office:value="1.270514">
            <text:p>1,27E+000</text:p>
          </table:table-cell>
          <table:table-cell table:formula="of:=([.A94]-[.A93])*[.B94]+[.C93]" office:value-type="float" office:value="0.0000454551170083759">
            <text:p>4,54551170083759E-005</text:p>
          </table:table-cell>
        </table:table-row>
        <table:table-row table:style-name="ro1">
          <table:table-cell office:value-type="float" office:value="0.000564059074998229">
            <text:p>5,64E-004</text:p>
          </table:table-cell>
          <table:table-cell office:value-type="float" office:value="1.263864">
            <text:p>1,26E+000</text:p>
          </table:table-cell>
          <table:table-cell table:formula="of:=([.A95]-[.A94])*[.B95]+[.C94]" office:value-type="float" office:value="0.0000457777296338821">
            <text:p>4,57777296338821E-005</text:p>
          </table:table-cell>
        </table:table-row>
        <table:table-row table:style-name="ro1">
          <table:table-cell office:value-type="float" office:value="0.000564189981554691">
            <text:p>5,64E-004</text:p>
          </table:table-cell>
          <table:table-cell office:value-type="float" office:value="1.260354">
            <text:p>1,26E+000</text:p>
          </table:table-cell>
          <table:table-cell table:formula="of:=([.A96]-[.A95])*[.B96]+[.C95]" office:value-type="float" office:value="0.0000459427182359456">
            <text:p>4,59427182359456E-005</text:p>
          </table:table-cell>
        </table:table-row>
        <table:table-row table:style-name="ro1">
          <table:table-cell office:value-type="float" office:value="0.000564253579286525">
            <text:p>5,64E-004</text:p>
          </table:table-cell>
          <table:table-cell office:value-type="float" office:value="1.257447">
            <text:p>1,26E+000</text:p>
          </table:table-cell>
          <table:table-cell table:formula="of:=([.A97]-[.A96])*[.B97]+[.C96]" office:value-type="float" office:value="0.0000460226890130467">
            <text:p>4,60226890130467E-005</text:p>
          </table:table-cell>
        </table:table-row>
        <table:table-row table:style-name="ro1">
          <table:table-cell office:value-type="float" office:value="0.000564272597894563">
            <text:p>5,64E-004</text:p>
          </table:table-cell>
          <table:table-cell office:value-type="float" office:value="1.255225">
            <text:p>1,26E+000</text:p>
          </table:table-cell>
          <table:table-cell table:formula="of:=([.A98]-[.A97])*[.B98]+[.C97]" office:value-type="float" office:value="0.000046046561645322">
            <text:p>4,6046561645322E-005</text:p>
          </table:table-cell>
        </table:table-row>
        <table:table-row table:style-name="ro1">
          <table:table-cell office:value-type="float" office:value="0.000564291178149118">
            <text:p>5,64E-004</text:p>
          </table:table-cell>
          <table:table-cell office:value-type="float" office:value="1.251994">
            <text:p>1,25E+000</text:p>
          </table:table-cell>
          <table:table-cell table:formula="of:=([.A99]-[.A98])*[.B99]+[.C98]" office:value-type="float" office:value="0.0000460698240125429">
            <text:p>4,60698240125429E-005</text:p>
          </table:table-cell>
        </table:table-row>
        <table:table-row table:style-name="ro1">
          <table:table-cell office:value-type="float" office:value="0.000564299157585503">
            <text:p>5,64E-004</text:p>
          </table:table-cell>
          <table:table-cell office:value-type="float" office:value="1.250649">
            <text:p>1,25E+000</text:p>
          </table:table-cell>
          <table:table-cell table:formula="of:=([.A100]-[.A99])*[.B100]+[.C99]" office:value-type="float" office:value="0.0000460798034866781">
            <text:p>4,60798034866781E-005</text:p>
          </table:table-cell>
        </table:table-row>
        <table:table-row table:style-name="ro1">
          <table:table-cell office:value-type="float" office:value="0.000564306935137469">
            <text:p>5,64E-004</text:p>
          </table:table-cell>
          <table:table-cell office:value-type="float" office:value="1.249406">
            <text:p>1,25E+000</text:p>
          </table:table-cell>
          <table:table-cell table:formula="of:=([.A101]-[.A100])*[.B101]+[.C100]" office:value-type="float" office:value="0.0000460895208067701">
            <text:p>4,60895208067701E-005</text:p>
          </table:table-cell>
        </table:table-row>
        <table:table-row table:style-name="ro1">
          <table:table-cell office:value-type="float" office:value="0.000564311928033116">
            <text:p>5,64E-004</text:p>
          </table:table-cell>
          <table:table-cell office:value-type="float" office:value="1.248648">
            <text:p>1,25E+000</text:p>
          </table:table-cell>
          <table:table-cell table:formula="of:=([.A102]-[.A101])*[.B102]+[.C101]" office:value-type="float" office:value="0.0000460957551759341">
            <text:p>4,60957551759341E-005</text:p>
          </table:table-cell>
        </table:table-row>
        <table:table-row table:style-name="ro1">
          <table:table-cell office:value-type="float" office:value="0.000564320598533633">
            <text:p>5,64E-004</text:p>
          </table:table-cell>
          <table:table-cell office:value-type="float" office:value="1.247409">
            <text:p>1,25E+000</text:p>
          </table:table-cell>
          <table:table-cell table:formula="of:=([.A103]-[.A102])*[.B103]+[.C102]" office:value-type="float" office:value="0.0000461065708363134">
            <text:p>4,61065708363134E-005</text:p>
          </table:table-cell>
        </table:table-row>
        <table:table-row table:style-name="ro1">
          <table:table-cell office:value-type="float" office:value="0.000564329412608032">
            <text:p>5,64E-004</text:p>
          </table:table-cell>
          <table:table-cell office:value-type="float" office:value="1.24625">
            <text:p>1,25E+000</text:p>
          </table:table-cell>
          <table:table-cell table:formula="of:=([.A104]-[.A103])*[.B104]+[.C103]" office:value-type="float" office:value="0.0000461175553765332">
            <text:p>4,61175553765332E-005</text:p>
          </table:table-cell>
        </table:table-row>
        <table:table-row table:style-name="ro1">
          <table:table-cell office:value-type="float" office:value="0.0005643347061418">
            <text:p>5,64E-004</text:p>
          </table:table-cell>
          <table:table-cell office:value-type="float" office:value="1.245594">
            <text:p>1,25E+000</text:p>
          </table:table-cell>
          <table:table-cell table:formula="of:=([.A105]-[.A104])*[.B105]+[.C104]" office:value-type="float" office:value="0.0000461241489704334">
            <text:p>4,61241489704334E-005</text:p>
          </table:table-cell>
        </table:table-row>
        <table:table-row table:style-name="ro1">
          <table:table-cell office:value-type="float" office:value="0.000564341453003615">
            <text:p>5,64E-004</text:p>
          </table:table-cell>
          <table:table-cell office:value-type="float" office:value="1.244807">
            <text:p>1,24E+000</text:p>
          </table:table-cell>
          <table:table-cell table:formula="of:=([.A106]-[.A105])*[.B106]+[.C105]" office:value-type="float" office:value="0.0000461325475112489">
            <text:p>4,61325475112489E-005</text:p>
          </table:table-cell>
        </table:table-row>
        <table:table-row table:style-name="ro1">
          <table:table-cell office:value-type="float" office:value="0.000564349994254985">
            <text:p>5,64E-004</text:p>
          </table:table-cell>
          <table:table-cell office:value-type="float" office:value="1.243874">
            <text:p>1,24E+000</text:p>
          </table:table-cell>
          <table:table-cell table:formula="of:=([.A107]-[.A106])*[.B107]+[.C106]" office:value-type="float" office:value="0.0000461431717517554">
            <text:p>4,61431717517554E-005</text:p>
          </table:table-cell>
        </table:table-row>
        <table:table-row table:style-name="ro1">
          <table:table-cell office:value-type="float" office:value="0.000564362510590166">
            <text:p>5,64E-004</text:p>
          </table:table-cell>
          <table:table-cell office:value-type="float" office:value="1.242641">
            <text:p>1,24E+000</text:p>
          </table:table-cell>
          <table:table-cell table:formula="of:=([.A108]-[.A107])*[.B108]+[.C107]" office:value-type="float" office:value="0.0000461587250630216">
            <text:p>4,61587250630216E-005</text:p>
          </table:table-cell>
        </table:table-row>
        <table:table-row table:style-name="ro1">
          <table:table-cell office:value-type="float" office:value="0.000564377732685953">
            <text:p>5,64E-004</text:p>
          </table:table-cell>
          <table:table-cell office:value-type="float" office:value="1.241339">
            <text:p>1,24E+000</text:p>
          </table:table-cell>
          <table:table-cell table:formula="of:=([.A109]-[.A108])*[.B109]+[.C108]" office:value-type="float" office:value="0.0000461776208441834">
            <text:p>4,61776208441834E-005</text:p>
          </table:table-cell>
        </table:table-row>
        <table:table-row table:style-name="ro1">
          <table:table-cell office:value-type="float" office:value="0.000564401118990154">
            <text:p>5,64E-004</text:p>
          </table:table-cell>
          <table:table-cell office:value-type="float" office:value="1.239658">
            <text:p>1,24E+000</text:p>
          </table:table-cell>
          <table:table-cell table:formula="of:=([.A110]-[.A109])*[.B110]+[.C109]" office:value-type="float" office:value="0.0000462066118632768">
            <text:p>4,62066118632768E-005</text:p>
          </table:table-cell>
        </table:table-row>
        <table:table-row table:style-name="ro1">
          <table:table-cell office:value-type="float" office:value="0.000564425939329747">
            <text:p>5,64E-004</text:p>
          </table:table-cell>
          <table:table-cell office:value-type="float" office:value="1.238232">
            <text:p>1,24E+000</text:p>
          </table:table-cell>
          <table:table-cell table:formula="of:=([.A111]-[.A110])*[.B111]+[.C110]" office:value-type="float" office:value="0.000046237345202011">
            <text:p>4,6237345202011E-005</text:p>
          </table:table-cell>
        </table:table-row>
        <table:table-row table:style-name="ro1">
          <table:table-cell office:value-type="float" office:value="0.000564459097070563">
            <text:p>5,64E-004</text:p>
          </table:table-cell>
          <table:table-cell office:value-type="float" office:value="1.236795">
            <text:p>1,24E+000</text:p>
          </table:table-cell>
          <table:table-cell table:formula="of:=([.A112]-[.A111])*[.B112]+[.C111]" office:value-type="float" office:value="0.0000462783545300635">
            <text:p>4,62783545300635E-005</text:p>
          </table:table-cell>
        </table:table-row>
        <table:table-row table:style-name="ro1">
          <table:table-cell office:value-type="float" office:value="0.000564495811062018">
            <text:p>5,64E-004</text:p>
          </table:table-cell>
          <table:table-cell office:value-type="float" office:value="1.23568">
            <text:p>1,24E+000</text:p>
          </table:table-cell>
          <table:table-cell table:formula="of:=([.A113]-[.A112])*[.B113]+[.C112]" office:value-type="float" office:value="0.0000463237212750246">
            <text:p>4,63237212750246E-005</text:p>
          </table:table-cell>
        </table:table-row>
        <table:table-row table:style-name="ro1">
          <table:table-cell office:value-type="float" office:value="0.000564554522181307">
            <text:p>5,65E-004</text:p>
          </table:table-cell>
          <table:table-cell office:value-type="float" office:value="1.234525">
            <text:p>1,23E+000</text:p>
          </table:table-cell>
          <table:table-cell table:formula="of:=([.A114]-[.A113])*[.B114]+[.C113]" office:value-type="float" office:value="0.0000463962016195653">
            <text:p>4,63962016195653E-005</text:p>
          </table:table-cell>
        </table:table-row>
        <table:table-row table:style-name="ro1">
          <table:table-cell office:value-type="float" office:value="0.000564610788968503">
            <text:p>5,65E-004</text:p>
          </table:table-cell>
          <table:table-cell office:value-type="float" office:value="1.233897">
            <text:p>1,23E+000</text:p>
          </table:table-cell>
          <table:table-cell table:formula="of:=([.A115]-[.A114])*[.B115]+[.C114]" office:value-type="float" office:value="0.0000464656290394854">
            <text:p>4,64656290394854E-005</text:p>
          </table:table-cell>
        </table:table-row>
        <table:table-row table:style-name="ro1">
          <table:table-cell office:value-type="float" office:value="0.000564723322542894">
            <text:p>5,65E-004</text:p>
          </table:table-cell>
          <table:table-cell office:value-type="float" office:value="1.233336">
            <text:p>1,23E+000</text:p>
          </table:table-cell>
          <table:table-cell table:formula="of:=([.A116]-[.A115])*[.B116]+[.C115]" office:value-type="float" office:value="0.0000466044207479907">
            <text:p>4,66044207479907E-005</text:p>
          </table:table-cell>
        </table:table-row>
        <table:table-row table:style-name="ro1">
          <table:table-cell office:value-type="float" office:value="0.000564838241032578">
            <text:p>5,65E-004</text:p>
          </table:table-cell>
          <table:table-cell office:value-type="float" office:value="1.233115">
            <text:p>1,23E+000</text:p>
          </table:table-cell>
          <table:table-cell table:formula="of:=([.A117]-[.A116])*[.B117]+[.C116]" office:value-type="float" office:value="0.0000467461284613976">
            <text:p>4,67461284613976E-005</text:p>
          </table:table-cell>
        </table:table-row>
        <table:table-row table:style-name="ro1">
          <table:table-cell office:value-type="float" office:value="0.000565068078011946">
            <text:p>5,65E-004</text:p>
          </table:table-cell>
          <table:table-cell office:value-type="float" office:value="1.233025">
            <text:p>1,23E+000</text:p>
          </table:table-cell>
          <table:table-cell table:formula="of:=([.A118]-[.A117])*[.B118]+[.C117]" office:value-type="float" office:value="0.0000470295232028827">
            <text:p>4,70295232028827E-005</text:p>
          </table:table-cell>
        </table:table-row>
        <table:table-row table:style-name="ro1">
          <table:table-cell office:value-type="float" office:value="0.000565393340091637">
            <text:p>5,65E-004</text:p>
          </table:table-cell>
          <table:table-cell office:value-type="float" office:value="1.233003">
            <text:p>1,23E+000</text:p>
          </table:table-cell>
          <table:table-cell table:formula="of:=([.A119]-[.A118])*[.B119]+[.C118]" office:value-type="float" office:value="0.0000474305723229284">
            <text:p>4,74305723229284E-005</text:p>
          </table:table-cell>
        </table:table-row>
        <table:table-row table:style-name="ro1">
          <table:table-cell office:value-type="float" office:value="0.00056604386425102">
            <text:p>5,66E-004</text:p>
          </table:table-cell>
          <table:table-cell office:value-type="float" office:value="1.233003">
            <text:p>1,23E+000</text:p>
          </table:table-cell>
          <table:table-cell table:formula="of:=([.A120]-[.A119])*[.B120]+[.C119]" office:value-type="float" office:value="0.0000482326705630204">
            <text:p>4,82326705630204E-005</text:p>
          </table:table-cell>
        </table:table-row>
        <table:table-row table:style-name="ro1">
          <table:table-cell office:value-type="float" office:value="0.000567344912569787">
            <text:p>5,67E-004</text:p>
          </table:table-cell>
          <table:table-cell office:value-type="float" office:value="1.233008">
            <text:p>1,23E+000</text:p>
          </table:table-cell>
          <table:table-cell table:formula="of:=([.A121]-[.A120])*[.B121]+[.C120]" office:value-type="float" office:value="0.0000498368735484457">
            <text:p>4,98368735484457E-005</text:p>
          </table:table-cell>
        </table:table-row>
        <table:table-row table:style-name="ro1">
          <table:table-cell office:value-type="float" office:value="0.000569947009207319">
            <text:p>5,70E-004</text:p>
          </table:table-cell>
          <table:table-cell office:value-type="float" office:value="1.232998">
            <text:p>1,23E+000</text:p>
          </table:table-cell>
          <table:table-cell table:formula="of:=([.A122]-[.A121])*[.B122]+[.C121]" office:value-type="float" office:value="0.00005304525349833">
            <text:p>5,304525349833E-005</text:p>
          </table:table-cell>
        </table:table-row>
        <table:table-row table:style-name="ro1">
          <table:table-cell office:value-type="float" office:value="0.000575151202482384">
            <text:p>5,75E-004</text:p>
          </table:table-cell>
          <table:table-cell office:value-type="float" office:value="1.232992">
            <text:p>1,23E+000</text:p>
          </table:table-cell>
          <table:table-cell table:formula="of:=([.A123]-[.A122])*[.B123]+[.C122]" office:value-type="float" office:value="0.0000594619821729386">
            <text:p>0,000059462</text:p>
          </table:table-cell>
        </table:table-row>
        <table:table-row table:style-name="ro1">
          <table:table-cell office:value-type="float" office:value="0.000585559589032514">
            <text:p>5,86E-004</text:p>
          </table:table-cell>
          <table:table-cell office:value-type="float" office:value="1.232987">
            <text:p>1,23E+000</text:p>
          </table:table-cell>
          <table:table-cell table:formula="of:=([.A124]-[.A123])*[.B124]+[.C123]" office:value-type="float" office:value="0.0000722953874802237">
            <text:p>7,22953874802237E-005</text:p>
          </table:table-cell>
        </table:table-row>
        <table:table-row table:style-name="ro1">
          <table:table-cell office:value-type="float" office:value="0.000606376362132774">
            <text:p>6,06E-004</text:p>
          </table:table-cell>
          <table:table-cell office:value-type="float" office:value="1.232982">
            <text:p>1,23E+000</text:p>
          </table:table-cell>
          <table:table-cell table:formula="of:=([.A125]-[.A124])*[.B125]+[.C124]" office:value-type="float" office:value="0.000097962094010928">
            <text:p>9,7962094010928E-005</text:p>
          </table:table-cell>
        </table:table-row>
        <table:table-row table:style-name="ro1">
          <table:table-cell office:value-type="float" office:value="0.000648009908333293">
            <text:p>6,48E-004</text:p>
          </table:table-cell>
          <table:table-cell office:value-type="float" office:value="1.232977">
            <text:p>1,23E+000</text:p>
          </table:table-cell>
          <table:table-cell table:formula="of:=([.A126]-[.A125])*[.B126]+[.C125]" office:value-type="float" office:value="0.000149295298904606">
            <text:p>0,0001492953</text:p>
          </table:table-cell>
        </table:table-row>
        <table:table-row table:style-name="ro1">
          <table:table-cell office:value-type="float" office:value="0.000731277000734332">
            <text:p>7,31E-004</text:p>
          </table:table-cell>
          <table:table-cell office:value-type="float" office:value="1.232971">
            <text:p>1,23E+000</text:p>
          </table:table-cell>
          <table:table-cell table:formula="of:=([.A127]-[.A126])*[.B127]+[.C126]" office:value-type="float" office:value="0.000251961209089407">
            <text:p>0,0002519612</text:p>
          </table:table-cell>
        </table:table-row>
        <table:table-row table:style-name="ro1">
          <table:table-cell office:value-type="float" office:value="0.000828933250734332">
            <text:p>8,29E-004</text:p>
          </table:table-cell>
          <table:table-cell office:value-type="float" office:value="1.232977">
            <text:p>1,23E+000</text:p>
          </table:table-cell>
          <table:table-cell table:formula="of:=([.A128]-[.A127])*[.B128]+[.C127]" office:value-type="float" office:value="0.000372369119245657">
            <text:p>0,0003723691</text:p>
          </table:table-cell>
        </table:table-row>
        <table:table-row table:style-name="ro1">
          <table:table-cell office:value-type="float" office:value="0.00103819664359148">
            <text:p>1,04E-003</text:p>
          </table:table-cell>
          <table:table-cell office:value-type="float" office:value="1.232975">
            <text:p>1,23E+000</text:p>
          </table:table-cell>
          <table:table-cell table:formula="of:=([.A129]-[.A128])*[.B129]+[.C128]" office:value-type="float" office:value="0.000630385651053693">
            <text:p>0,0006303857</text:p>
          </table:table-cell>
        </table:table-row>
        <table:table-row table:style-name="ro1">
          <table:table-cell office:value-type="float" office:value="0.00124746003644862">
            <text:p>1,25E-003</text:p>
          </table:table-cell>
          <table:table-cell office:value-type="float" office:value="1.232973">
            <text:p>1,23E+000</text:p>
          </table:table-cell>
          <table:table-cell table:formula="of:=([.A130]-[.A129])*[.B130]+[.C129]" office:value-type="float" office:value="0.000888401764334944">
            <text:p>0,0008884018</text:p>
          </table:table-cell>
        </table:table-row>
        <table:table-row table:style-name="ro1">
          <table:table-cell office:value-type="float" office:value="0.00145672342930576">
            <text:p>1,46E-003</text:p>
          </table:table-cell>
          <table:table-cell office:value-type="float" office:value="1.232972">
            <text:p>1,23E+000</text:p>
          </table:table-cell>
          <table:table-cell table:formula="of:=([.A131]-[.A130])*[.B131]+[.C130]" office:value-type="float" office:value="0.0011464176683528">
            <text:p>0,0011464177</text:p>
          </table:table-cell>
        </table:table-row>
        <table:table-row table:style-name="ro1">
          <table:table-cell office:value-type="float" office:value="0.0016659868221629">
            <text:p>1,67E-003</text:p>
          </table:table-cell>
          <table:table-cell office:value-type="float" office:value="1.232971">
            <text:p>1,23E+000</text:p>
          </table:table-cell>
          <table:table-cell table:formula="of:=([.A132]-[.A131])*[.B132]+[.C131]" office:value-type="float" office:value="0.00140443336310727">
            <text:p>0,0014044334</text:p>
          </table:table-cell>
        </table:table-row>
        <table:table-row table:style-name="ro1">
          <table:table-cell office:value-type="float" office:value="0.00187525021502005">
            <text:p>1,88E-003</text:p>
          </table:table-cell>
          <table:table-cell office:value-type="float" office:value="1.232971">
            <text:p>1,23E+000</text:p>
          </table:table-cell>
          <table:table-cell table:formula="of:=([.A133]-[.A132])*[.B133]+[.C132]" office:value-type="float" office:value="0.00166244905786173">
            <text:p>0,0016624491</text:p>
          </table:table-cell>
        </table:table-row>
        <table:table-row table:style-name="ro1">
          <table:table-cell office:value-type="float" office:value="0.00208451360787719">
            <text:p>2,08E-003</text:p>
          </table:table-cell>
          <table:table-cell office:value-type="float" office:value="1.232971">
            <text:p>1,23E+000</text:p>
          </table:table-cell>
          <table:table-cell table:formula="of:=([.A134]-[.A133])*[.B134]+[.C133]" office:value-type="float" office:value="0.00192046475261619">
            <text:p>0,0019204648</text:p>
          </table:table-cell>
        </table:table-row>
        <table:table-row table:style-name="ro1">
          <table:table-cell office:value-type="float" office:value="0.00229377700073433">
            <text:p>2,29E-003</text:p>
          </table:table-cell>
          <table:table-cell office:value-type="float" office:value="1.232971">
            <text:p>1,23E+000</text:p>
          </table:table-cell>
          <table:table-cell table:formula="of:=([.A135]-[.A134])*[.B135]+[.C134]" office:value-type="float" office:value="0.00217848044737066">
            <text:p>0,0021784804</text:p>
          </table:table-cell>
        </table:table-row>
        <table:table-row table:style-name="ro1">
          <table:table-cell office:value-type="float" office:value="0.00245635800293733">
            <text:p>2,46E-003</text:p>
          </table:table-cell>
          <table:table-cell office:value-type="float" office:value="1.232971">
            <text:p>1,23E+000</text:p>
          </table:table-cell>
          <table:table-cell table:formula="of:=([.A136]-[.A135])*[.B136]+[.C135]" office:value-type="float" office:value="0.00237893810823789">
            <text:p>0,0023789381</text:p>
          </table:table-cell>
        </table:table-row>
        <table:table-row table:style-name="ro1">
          <table:table-cell office:value-type="float" office:value="0.0025">
            <text:p>2,50E-003</text:p>
          </table:table-cell>
          <table:table-cell office:value-type="float" office:value="1.232982">
            <text:p>1,23E+000</text:p>
          </table:table-cell>
          <table:table-cell table:formula="of:=([.A137]-[.A136])*[.B137]+[.C136]" office:value-type="float" office:value="0.00243274790506022">
            <text:p>0,0024327479</text:p>
          </table:table-cell>
        </table:table-row>
        <table:table-row table:style-name="ro1">
          <table:table-cell office:value-type="float" office:value="0.00250436419970627">
            <text:p>2,50E-003</text:p>
          </table:table-cell>
          <table:table-cell office:value-type="float" office:value="1.232971">
            <text:p>1,23E+000</text:p>
          </table:table-cell>
          <table:table-cell table:formula="of:=([.A138]-[.A137])*[.B138]+[.C137]" office:value-type="float" office:value="0.00243812883673625">
            <text:p>0,0024381288</text:p>
          </table:table-cell>
        </table:table-row>
        <table:table-row table:style-name="ro1">
          <table:table-cell office:value-type="float" office:value="0.0025130925991188">
            <text:p>2,51E-003</text:p>
          </table:table-cell>
          <table:table-cell office:value-type="float" office:value="1.232966">
            <text:p>1,23E+000</text:p>
          </table:table-cell>
          <table:table-cell table:formula="of:=([.A139]-[.A138])*[.B139]+[.C138]" office:value-type="float" office:value="0.00244889065644633">
            <text:p>0,0024488907</text:p>
          </table:table-cell>
        </table:table-row>
        <table:table-row table:style-name="ro1">
          <table:table-cell office:value-type="float" office:value="0.0137681026908943">
            <text:p>1,38E-002</text:p>
          </table:table-cell>
          <table:table-cell office:value-type="float" office:value="1.232966">
            <text:p>1,23E+000</text:p>
          </table:table-cell>
          <table:table-cell table:formula="of:=([.A140]-[.A139])*[.B140]+[.C139]" office:value-type="float" office:value="0.0163259354292623">
            <text:p>0,0163259354</text:p>
          </table:table-cell>
        </table:table-row>
        <table:table-row table:style-name="ro1">
          <table:table-cell office:value-type="float" office:value="0.0430649776908946">
            <text:p>4,31E-002</text:p>
          </table:table-cell>
          <table:table-cell office:value-type="float" office:value="1.232966">
            <text:p>1,23E+000</text:p>
          </table:table-cell>
          <table:table-cell table:formula="of:=([.A141]-[.A140])*[.B141]+[.C140]" office:value-type="float" office:value="0.0524479862105128">
            <text:p>0,0524479862</text:p>
          </table:table-cell>
        </table:table-row>
        <table:table-row table:style-name="ro1">
          <table:table-cell office:value-type="float" office:value="0.0723618526908943">
            <text:p>7,24E-002</text:p>
          </table:table-cell>
          <table:table-cell office:value-type="float" office:value="1.232966">
            <text:p>1,23E+000</text:p>
          </table:table-cell>
          <table:table-cell table:formula="of:=([.A142]-[.A141])*[.B142]+[.C141]" office:value-type="float" office:value="0.0885700369917624">
            <text:p>0,088570037</text:p>
          </table:table-cell>
        </table:table-row>
        <table:table-row table:style-name="ro1">
          <table:table-cell office:value-type="float" office:value="0.07740234375">
            <text:p>7,74E-002</text:p>
          </table:table-cell>
          <table:table-cell office:value-type="float" office:value="1.232966">
            <text:p>1,23E+000</text:p>
          </table:table-cell>
          <table:table-cell table:formula="of:=([.A143]-[.A142])*[.B143]+[.C142]" office:value-type="float" office:value="0.0947847910909437">
            <text:p>0,0947847911</text:p>
          </table:table-cell>
        </table:table-row>
        <table:table-row table:style-name="ro1">
          <table:table-cell office:value-type="float" office:value="0.0775">
            <text:p>7,75E-002</text:p>
          </table:table-cell>
          <table:table-cell office:value-type="float" office:value="1.232966">
            <text:p>1,23E+000</text:p>
          </table:table-cell>
          <table:table-cell table:formula="of:=([.A144]-[.A143])*[.B144]+[.C143]" office:value-type="float" office:value="0.0949051979268812">
            <text:p>0,0949051979</text:p>
          </table:table-cell>
        </table:table-row>
        <table:table-row table:style-name="ro1">
          <table:table-cell office:value-type="float" office:value="0.077509765625">
            <text:p>7,75E-002</text:p>
          </table:table-cell>
          <table:table-cell office:value-type="float" office:value="1.232966">
            <text:p>1,23E+000</text:p>
          </table:table-cell>
          <table:table-cell table:formula="of:=([.A145]-[.A144])*[.B145]+[.C144]" office:value-type="float" office:value="0.094917238610475">
            <text:p>0,0949172386</text:p>
          </table:table-cell>
        </table:table-row>
        <table:table-row table:style-name="ro1">
          <table:table-cell office:value-type="float" office:value="0.077529296875">
            <text:p>7,75E-002</text:p>
          </table:table-cell>
          <table:table-cell office:value-type="float" office:value="1.232966">
            <text:p>1,23E+000</text:p>
          </table:table-cell>
          <table:table-cell table:formula="of:=([.A146]-[.A145])*[.B146]+[.C145]" office:value-type="float" office:value="0.0949413199776625">
            <text:p>0,09494132</text:p>
          </table:table-cell>
        </table:table-row>
        <table:table-row table:style-name="ro1">
          <table:table-cell office:value-type="float" office:value="0.0777553013392857">
            <text:p>7,78E-002</text:p>
          </table:table-cell>
          <table:table-cell office:value-type="float" office:value="1.232966">
            <text:p>1,23E+000</text:p>
          </table:table-cell>
          <table:table-cell table:formula="of:=([.A147]-[.A146])*[.B147]+[.C146]" office:value-type="float" office:value="0.0952199757979749">
            <text:p>0,0952199758</text:p>
          </table:table-cell>
        </table:table-row>
        <table:table-row table:style-name="ro1">
          <table:table-cell office:value-type="float" office:value="0.0779813058035714">
            <text:p>7,80E-002</text:p>
          </table:table-cell>
          <table:table-cell office:value-type="float" office:value="1.232966">
            <text:p>1,23E+000</text:p>
          </table:table-cell>
          <table:table-cell table:formula="of:=([.A148]-[.A147])*[.B148]+[.C147]" office:value-type="float" office:value="0.0954986316182874">
            <text:p>0,0954986316</text:p>
          </table:table-cell>
        </table:table-row>
        <table:table-row table:style-name="ro1">
          <table:table-cell office:value-type="float" office:value="0.0782073102678571">
            <text:p>7,82E-002</text:p>
          </table:table-cell>
          <table:table-cell office:value-type="float" office:value="1.232966">
            <text:p>1,23E+000</text:p>
          </table:table-cell>
          <table:table-cell table:formula="of:=([.A149]-[.A148])*[.B149]+[.C148]" office:value-type="float" office:value="0.0957772874385999">
            <text:p>0,0957772874</text:p>
          </table:table-cell>
        </table:table-row>
        <table:table-row table:style-name="ro1">
          <table:table-cell office:value-type="float" office:value="0.0784333147321428">
            <text:p>7,84E-002</text:p>
          </table:table-cell>
          <table:table-cell office:value-type="float" office:value="1.232966">
            <text:p>1,23E+000</text:p>
          </table:table-cell>
          <table:table-cell table:formula="of:=([.A150]-[.A149])*[.B150]+[.C149]" office:value-type="float" office:value="0.0960559432589124">
            <text:p>0,0960559433</text:p>
          </table:table-cell>
        </table:table-row>
        <table:table-row table:style-name="ro1">
          <table:table-cell office:value-type="float" office:value="0.0786593191964285">
            <text:p>7,87E-002</text:p>
          </table:table-cell>
          <table:table-cell office:value-type="float" office:value="1.232966">
            <text:p>1,23E+000</text:p>
          </table:table-cell>
          <table:table-cell table:formula="of:=([.A151]-[.A150])*[.B151]+[.C150]" office:value-type="float" office:value="0.0963345990792249">
            <text:p>0,0963345991</text:p>
          </table:table-cell>
        </table:table-row>
        <table:table-row table:style-name="ro1">
          <table:table-cell office:value-type="float" office:value="0.0788853236607142">
            <text:p>7,89E-002</text:p>
          </table:table-cell>
          <table:table-cell office:value-type="float" office:value="1.232966">
            <text:p>1,23E+000</text:p>
          </table:table-cell>
          <table:table-cell table:formula="of:=([.A152]-[.A151])*[.B152]+[.C151]" office:value-type="float" office:value="0.0966132548995373">
            <text:p>0,0966132549</text:p>
          </table:table-cell>
        </table:table-row>
        <table:table-row table:style-name="ro1">
          <table:table-cell office:value-type="float" office:value="0.0791113281249999">
            <text:p>7,91E-002</text:p>
          </table:table-cell>
          <table:table-cell office:value-type="float" office:value="1.232966">
            <text:p>1,23E+000</text:p>
          </table:table-cell>
          <table:table-cell table:formula="of:=([.A153]-[.A152])*[.B153]+[.C152]" office:value-type="float" office:value="0.0968919107198498">
            <text:p>0,0968919107</text:p>
          </table:table-cell>
        </table:table-row>
        <table:table-row table:style-name="ro1">
          <table:table-cell office:value-type="float" office:value="0.0792089843749999">
            <text:p>7,92E-002</text:p>
          </table:table-cell>
          <table:table-cell office:value-type="float" office:value="1.232971">
            <text:p>1,23E+000</text:p>
          </table:table-cell>
          <table:table-cell table:formula="of:=([.A154]-[.A153])*[.B154]+[.C153]" office:value-type="float" office:value="0.0970123180440686">
            <text:p>0,097012318</text:p>
          </table:table-cell>
        </table:table-row>
        <table:table-row table:style-name="ro1">
          <table:table-cell office:value-type="float" office:value="0.0793066406249999">
            <text:p>7,93E-002</text:p>
          </table:table-cell>
          <table:table-cell office:value-type="float" office:value="1.232971">
            <text:p>1,23E+000</text:p>
          </table:table-cell>
          <table:table-cell table:formula="of:=([.A155]-[.A154])*[.B155]+[.C154]" office:value-type="float" office:value="0.0971327253682873">
            <text:p>0,0971327254</text:p>
          </table:table-cell>
        </table:table-row>
        <table:table-row table:style-name="ro1">
          <table:table-cell office:value-type="float" office:value="0.0794042968749999">
            <text:p>7,94E-002</text:p>
          </table:table-cell>
          <table:table-cell office:value-type="float" office:value="1.232992">
            <text:p>1,23E+000</text:p>
          </table:table-cell>
          <table:table-cell table:formula="of:=([.A156]-[.A155])*[.B156]+[.C155]" office:value-type="float" office:value="0.0972531347432873">
            <text:p>0,0972531347</text:p>
          </table:table-cell>
        </table:table-row>
        <table:table-row table:style-name="ro1">
          <table:table-cell office:value-type="float" office:value="0.0794362833146807">
            <text:p>7,94E-002</text:p>
          </table:table-cell>
          <table:table-cell office:value-type="float" office:value="1.239078">
            <text:p>1,24E+000</text:p>
          </table:table-cell>
          <table:table-cell table:formula="of:=([.A157]-[.A156])*[.B157]+[.C156]" office:value-type="float" office:value="0.0972927684369941">
            <text:p>0,0972927684</text:p>
          </table:table-cell>
        </table:table-row>
        <table:table-row table:style-name="ro1">
          <table:table-cell office:value-type="float" office:value="0.079449237348198">
            <text:p>7,94E-002</text:p>
          </table:table-cell>
          <table:table-cell office:value-type="float" office:value="1.262148">
            <text:p>1,26E+000</text:p>
          </table:table-cell>
          <table:table-cell table:formula="of:=([.A158]-[.A157])*[.B158]+[.C157]" office:value-type="float" office:value="0.0973091183444899">
            <text:p>0,0973091183</text:p>
          </table:table-cell>
        </table:table-row>
        <table:table-row table:style-name="ro1">
          <table:table-cell office:value-type="float" office:value="0.0794540458292905">
            <text:p>7,95E-002</text:p>
          </table:table-cell>
          <table:table-cell office:value-type="float" office:value="1.295396">
            <text:p>1,30E+000</text:p>
          </table:table-cell>
          <table:table-cell table:formula="of:=([.A159]-[.A158])*[.B159]+[.C158]" office:value-type="float" office:value="0.0973153472316632">
            <text:p>0,0973153472</text:p>
          </table:table-cell>
        </table:table-row>
        <table:table-row table:style-name="ro1">
          <table:table-cell office:value-type="float" office:value="0.0794552815408525">
            <text:p>7,95E-002</text:p>
          </table:table-cell>
          <table:table-cell office:value-type="float" office:value="1.315402">
            <text:p>1,32E+000</text:p>
          </table:table-cell>
          <table:table-cell table:formula="of:=([.A160]-[.A159])*[.B160]+[.C159]" office:value-type="float" office:value="0.0973169726891233">
            <text:p>0,0973169727</text:p>
          </table:table-cell>
        </table:table-row>
        <table:table-row table:style-name="ro1">
          <table:table-cell office:value-type="float" office:value="0.0794560994651973">
            <text:p>7,95E-002</text:p>
          </table:table-cell>
          <table:table-cell office:value-type="float" office:value="1.333995">
            <text:p>1,33E+000</text:p>
          </table:table-cell>
          <table:table-cell table:formula="of:=([.A161]-[.A160])*[.B161]+[.C160]" office:value-type="float" office:value="0.0973180637961097">
            <text:p>0,0973180638</text:p>
          </table:table-cell>
        </table:table-row>
        <table:table-row table:style-name="ro1">
          <table:table-cell office:value-type="float" office:value="0.0794568968207502">
            <text:p>7,95E-002</text:p>
          </table:table-cell>
          <table:table-cell office:value-type="float" office:value="1.35367">
            <text:p>1,35E+000</text:p>
          </table:table-cell>
          <table:table-cell table:formula="of:=([.A162]-[.A161])*[.B162]+[.C161]" office:value-type="float" office:value="0.097319143152401">
            <text:p>0,0973191432</text:p>
          </table:table-cell>
        </table:table-row>
        <table:table-row table:style-name="ro1">
          <table:table-cell office:value-type="float" office:value="0.0794581573279305">
            <text:p>7,95E-002</text:p>
          </table:table-cell>
          <table:table-cell office:value-type="float" office:value="1.387336">
            <text:p>1,39E+000</text:p>
          </table:table-cell>
          <table:table-cell table:formula="of:=([.A163]-[.A162])*[.B163]+[.C162]" office:value-type="float" office:value="0.0973208918993904">
            <text:p>0,0973208919</text:p>
          </table:table-cell>
        </table:table-row>
        <table:table-row table:style-name="ro1">
          <table:table-cell office:value-type="float" office:value="0.0794596708088745">
            <text:p>7,95E-002</text:p>
          </table:table-cell>
          <table:table-cell office:value-type="float" office:value="1.432156">
            <text:p>1,43E+000</text:p>
          </table:table-cell>
          <table:table-cell table:formula="of:=([.A164]-[.A163])*[.B164]+[.C163]" office:value-type="float" office:value="0.0973230594402053">
            <text:p>0,0973230594</text:p>
          </table:table-cell>
        </table:table-row>
        <table:table-row table:style-name="ro1">
          <table:table-cell office:value-type="float" office:value="0.0794616198593027">
            <text:p>7,95E-002</text:p>
          </table:table-cell>
          <table:table-cell office:value-type="float" office:value="1.499789">
            <text:p>1,50E+000</text:p>
          </table:table-cell>
          <table:table-cell table:formula="of:=([.A165]-[.A164])*[.B165]+[.C164]" office:value-type="float" office:value="0.0973259826045979">
            <text:p>0,0973259826</text:p>
          </table:table-cell>
        </table:table-row>
        <table:table-row table:style-name="ro1">
          <table:table-cell office:value-type="float" office:value="0.079464848902839">
            <text:p>7,95E-002</text:p>
          </table:table-cell>
          <table:table-cell office:value-type="float" office:value="1.63936">
            <text:p>1,64E+000</text:p>
          </table:table-cell>
          <table:table-cell table:formula="of:=([.A166]-[.A165])*[.B166]+[.C165]" office:value-type="float" office:value="0.0973312761694095">
            <text:p>0,0973312762</text:p>
          </table:table-cell>
        </table:table-row>
        <table:table-row table:style-name="ro1">
          <table:table-cell office:value-type="float" office:value="0.0794683278991913">
            <text:p>7,95E-002</text:p>
          </table:table-cell>
          <table:table-cell office:value-type="float" office:value="1.859881">
            <text:p>1,86E+000</text:p>
          </table:table-cell>
          <table:table-cell table:formula="of:=([.A167]-[.A166])*[.B167]+[.C166]" office:value-type="float" office:value="0.0973377466886243">
            <text:p>0,0973377467</text:p>
          </table:table-cell>
        </table:table-row>
        <table:table-row table:style-name="ro1">
          <table:table-cell office:value-type="float" office:value="0.0794739548922682">
            <text:p>7,95E-002</text:p>
          </table:table-cell>
          <table:table-cell office:value-type="float" office:value="2.445701">
            <text:p>2,45E+000</text:p>
          </table:table-cell>
          <table:table-cell table:formula="of:=([.A168]-[.A167])*[.B168]+[.C167]" office:value-type="float" office:value="0.0973515086312195">
            <text:p>0,0973515086</text:p>
          </table:table-cell>
        </table:table-row>
        <table:table-row table:style-name="ro1">
          <table:table-cell office:value-type="float" office:value="0.0794780602939171">
            <text:p>7,95E-002</text:p>
          </table:table-cell>
          <table:table-cell office:value-type="float" office:value="3.234481">
            <text:p>3,23E+000</text:p>
          </table:table-cell>
          <table:table-cell table:formula="of:=([.A169]-[.A168])*[.B169]+[.C168]" office:value-type="float" office:value="0.09736478747485">
            <text:p>0,0973647875</text:p>
          </table:table-cell>
        </table:table-row>
        <table:table-row table:style-name="ro1">
          <table:table-cell office:value-type="float" office:value="0.079481044849729">
            <text:p>7,95E-002</text:p>
          </table:table-cell>
          <table:table-cell office:value-type="float" office:value="4.395806">
            <text:p>4,40E+000</text:p>
          </table:table-cell>
          <table:table-cell table:formula="of:=([.A170]-[.A169])*[.B170]+[.C169]" office:value-type="float" office:value="0.0973779070031956">
            <text:p>0,097377907</text:p>
          </table:table-cell>
        </table:table-row>
        <table:table-row table:style-name="ro1">
          <table:table-cell office:value-type="float" office:value="0.0794835866044718">
            <text:p>7,95E-002</text:p>
          </table:table-cell>
          <table:table-cell office:value-type="float" office:value="6.141594">
            <text:p>6,14E+000</text:p>
          </table:table-cell>
          <table:table-cell table:formula="of:=([.A171]-[.A170])*[.B171]+[.C170]" office:value-type="float" office:value="0.0973935174288735">
            <text:p>0,0973935174</text:p>
          </table:table-cell>
        </table:table-row>
        <table:table-row table:style-name="ro1">
          <table:table-cell office:value-type="float" office:value="0.0794863059953323">
            <text:p>7,95E-002</text:p>
          </table:table-cell>
          <table:table-cell office:value-type="float" office:value="8.492461">
            <text:p>8,49E+000</text:p>
          </table:table-cell>
          <table:table-cell table:formula="of:=([.A172]-[.A171])*[.B172]+[.C171]" office:value-type="float" office:value="0.0974166117496994">
            <text:p>0,0974166117</text:p>
          </table:table-cell>
        </table:table-row>
        <table:table-row table:style-name="ro1">
          <table:table-cell office:value-type="float" office:value="0.0794886471459084">
            <text:p>7,95E-002</text:p>
          </table:table-cell>
          <table:table-cell office:value-type="float" office:value="10.41971">
            <text:p>1,04E+001</text:p>
          </table:table-cell>
          <table:table-cell table:formula="of:=([.A173]-[.A172])*[.B173]+[.C172]" office:value-type="float" office:value="0.0974410058597694">
            <text:p>0,0974410059</text:p>
          </table:table-cell>
        </table:table-row>
        <table:table-row table:style-name="ro1">
          <table:table-cell office:value-type="float" office:value="0.0794912510697872">
            <text:p>7,95E-002</text:p>
          </table:table-cell>
          <table:table-cell office:value-type="float" office:value="12.25699">
            <text:p>1,23E+001</text:p>
          </table:table-cell>
          <table:table-cell table:formula="of:=([.A174]-[.A173])*[.B174]+[.C173]" office:value-type="float" office:value="0.0974729221287121">
            <text:p>0,0974729221</text:p>
          </table:table-cell>
        </table:table-row>
        <table:table-row table:style-name="ro1">
          <table:table-cell office:value-type="float" office:value="0.0794964589175447">
            <text:p>7,95E-002</text:p>
          </table:table-cell>
          <table:table-cell office:value-type="float" office:value="15.0273">
            <text:p>1,50E+001</text:p>
          </table:table-cell>
          <table:table-cell table:formula="of:=([.A175]-[.A174])*[.B175]+[.C174]" office:value-type="float" office:value="0.0975511820193183">
            <text:p>0,097551182</text:p>
          </table:table-cell>
        </table:table-row>
        <table:table-row table:style-name="ro1">
          <table:table-cell office:value-type="float" office:value="0.0794979000125209">
            <text:p>7,95E-002</text:p>
          </table:table-cell>
          <table:table-cell office:value-type="float" office:value="15.58901">
            <text:p>1,56E+001</text:p>
          </table:table-cell>
          <table:table-cell table:formula="of:=([.A176]-[.A175])*[.B176]+[.C175]" office:value-type="float" office:value="0.0975736472633138">
            <text:p>0,0975736473</text:p>
          </table:table-cell>
        </table:table-row>
        <table:table-row table:style-name="ro1">
          <table:table-cell office:value-type="float" office:value="0.0794983949352655">
            <text:p>7,95E-002</text:p>
          </table:table-cell>
          <table:table-cell office:value-type="float" office:value="15.76585">
            <text:p>1,58E+001</text:p>
          </table:table-cell>
          <table:table-cell table:formula="of:=([.A177]-[.A176])*[.B177]+[.C176]" office:value-type="float" office:value="0.0975814501410667">
            <text:p>0,0975814501</text:p>
          </table:table-cell>
        </table:table-row>
        <table:table-row table:style-name="ro1">
          <table:table-cell office:value-type="float" office:value="0.079498716103159">
            <text:p>7,95E-002</text:p>
          </table:table-cell>
          <table:table-cell office:value-type="float" office:value="15.87994">
            <text:p>1,59E+001</text:p>
          </table:table-cell>
          <table:table-cell table:formula="of:=([.A178]-[.A177])*[.B178]+[.C177]" office:value-type="float" office:value="0.0975865502679461">
            <text:p>0,0975865503</text:p>
          </table:table-cell>
        </table:table-row>
        <table:table-row table:style-name="ro1">
          <table:table-cell office:value-type="float" office:value="0.0794988608113666">
            <text:p>7,95E-002</text:p>
          </table:table-cell>
          <table:table-cell office:value-type="float" office:value="15.9318">
            <text:p>1,59E+001</text:p>
          </table:table-cell>
          <table:table-cell table:formula="of:=([.A179]-[.A178])*[.B179]+[.C178]" office:value-type="float" office:value="0.0975888557301674">
            <text:p>0,0975888557</text:p>
          </table:table-cell>
        </table:table-row>
        <table:table-row table:style-name="ro1">
          <table:table-cell office:value-type="float" office:value="0.0794990028195593">
            <text:p>7,95E-002</text:p>
          </table:table-cell>
          <table:table-cell office:value-type="float" office:value="15.98305">
            <text:p>1,60E+001</text:p>
          </table:table-cell>
          <table:table-cell table:formula="of:=([.A180]-[.A179])*[.B180]+[.C179]" office:value-type="float" office:value="0.0975911254542121">
            <text:p>0,0975911255</text:p>
          </table:table-cell>
        </table:table-row>
        <table:table-row table:style-name="ro1">
          <table:table-cell office:value-type="float" office:value="0.0794991121520419">
            <text:p>7,95E-002</text:p>
          </table:table-cell>
          <table:table-cell office:value-type="float" office:value="16.02251">
            <text:p>1,60E+001</text:p>
          </table:table-cell>
          <table:table-cell table:formula="of:=([.A181]-[.A180])*[.B181]+[.C180]" office:value-type="float" office:value="0.0975928772350078">
            <text:p>0,0975928772</text:p>
          </table:table-cell>
        </table:table-row>
        <table:table-row table:style-name="ro1">
          <table:table-cell office:value-type="float" office:value="0.0794991969796637">
            <text:p>7,95E-002</text:p>
          </table:table-cell>
          <table:table-cell office:value-type="float" office:value="16.0531">
            <text:p>1,61E+001</text:p>
          </table:table-cell>
          <table:table-cell table:formula="of:=([.A182]-[.A181])*[.B182]+[.C181]" office:value-type="float" office:value="0.0975942389813031">
            <text:p>0,097594239</text:p>
          </table:table-cell>
        </table:table-row>
        <table:table-row table:style-name="ro1">
          <table:table-cell office:value-type="float" office:value="0.0794992466792674">
            <text:p>7,95E-002</text:p>
          </table:table-cell>
          <table:table-cell office:value-type="float" office:value="16.07103">
            <text:p>1,61E+001</text:p>
          </table:table-cell>
          <table:table-cell table:formula="of:=([.A183]-[.A182])*[.B183]+[.C182]" office:value-type="float" office:value="0.0975950377051247">
            <text:p>0,0975950377</text:p>
          </table:table-cell>
        </table:table-row>
        <table:table-row table:style-name="ro1">
          <table:table-cell office:value-type="float" office:value="0.0794992701267286">
            <text:p>7,95E-002</text:p>
          </table:table-cell>
          <table:table-cell office:value-type="float" office:value="16.07945">
            <text:p>1,61E+001</text:p>
          </table:table-cell>
          <table:table-cell table:formula="of:=([.A184]-[.A183])*[.B184]+[.C183]" office:value-type="float" office:value="0.0975954147274043">
            <text:p>0,0975954147</text:p>
          </table:table-cell>
        </table:table-row>
        <table:table-row table:style-name="ro1">
          <table:table-cell office:value-type="float" office:value="0.0794992774843076">
            <text:p>7,95E-002</text:p>
          </table:table-cell>
          <table:table-cell office:value-type="float" office:value="16.08212">
            <text:p>1,61E+001</text:p>
          </table:table-cell>
          <table:table-cell table:formula="of:=([.A185]-[.A184])*[.B185]+[.C184]" office:value-type="float" office:value="0.0975955330528739">
            <text:p>0,0975955331</text:p>
          </table:table-cell>
        </table:table-row>
        <table:table-row table:style-name="ro1">
          <table:table-cell office:value-type="float" office:value="0.079499278809057">
            <text:p>7,95E-002</text:p>
          </table:table-cell>
          <table:table-cell office:value-type="float" office:value="16.08259">
            <text:p>1,61E+001</text:p>
          </table:table-cell>
          <table:table-cell table:formula="of:=([.A186]-[.A185])*[.B186]+[.C185]" office:value-type="float" office:value="0.0975955543582755">
            <text:p>0,0975955544</text:p>
          </table:table-cell>
        </table:table-row>
        <table:table-row table:style-name="ro1">
          <table:table-cell office:value-type="float" office:value="0.0794992790906415">
            <text:p>7,95E-002</text:p>
          </table:table-cell>
          <table:table-cell office:value-type="float" office:value="16.08269">
            <text:p>1,61E+001</text:p>
          </table:table-cell>
          <table:table-cell table:formula="of:=([.A187]-[.A186])*[.B187]+[.C186]" office:value-type="float" office:value="0.0975955588869114">
            <text:p>0,0975955589</text:p>
          </table:table-cell>
        </table:table-row>
        <table:table-row table:style-name="ro1">
          <table:table-cell office:value-type="float" office:value="0.0794992792958497">
            <text:p>7,95E-002</text:p>
          </table:table-cell>
          <table:table-cell office:value-type="float" office:value="16.08277">
            <text:p>1,61E+001</text:p>
          </table:table-cell>
          <table:table-cell table:formula="of:=([.A188]-[.A187])*[.B188]+[.C187]" office:value-type="float" office:value="0.0975955621872269">
            <text:p>0,0975955622</text:p>
          </table:table-cell>
        </table:table-row>
        <table:table-row table:style-name="ro1">
          <table:table-cell office:value-type="float" office:value="0.0794992818703217">
            <text:p>7,95E-002</text:p>
          </table:table-cell>
          <table:table-cell office:value-type="float" office:value="16.0837">
            <text:p>1,61E+001</text:p>
          </table:table-cell>
          <table:table-cell table:formula="of:=([.A189]-[.A188])*[.B189]+[.C188]" office:value-type="float" office:value="0.0975956035942626">
            <text:p>0,0975956036</text:p>
          </table:table-cell>
        </table:table-row>
        <table:table-row table:style-name="ro1">
          <table:table-cell office:value-type="float" office:value="0.0794992844447938">
            <text:p>7,95E-002</text:p>
          </table:table-cell>
          <table:table-cell office:value-type="float" office:value="16.08464">
            <text:p>1,61E+001</text:p>
          </table:table-cell>
          <table:table-cell table:formula="of:=([.A190]-[.A189])*[.B190]+[.C189]" office:value-type="float" office:value="0.0975956450037186">
            <text:p>0,097595645</text:p>
          </table:table-cell>
        </table:table-row>
        <table:table-row table:style-name="ro1">
          <table:table-cell office:value-type="float" office:value="0.0794992870192658">
            <text:p>7,95E-002</text:p>
          </table:table-cell>
          <table:table-cell office:value-type="float" office:value="16.08557">
            <text:p>1,61E+001</text:p>
          </table:table-cell>
          <table:table-cell table:formula="of:=([.A191]-[.A190])*[.B191]+[.C190]" office:value-type="float" office:value="0.0975956864155685">
            <text:p>0,0975956864</text:p>
          </table:table-cell>
        </table:table-row>
        <table:table-row table:style-name="ro1">
          <table:table-cell office:value-type="float" office:value="0.0794992895937378">
            <text:p>7,95E-002</text:p>
          </table:table-cell>
          <table:table-cell office:value-type="float" office:value="16.0865">
            <text:p>1,61E+001</text:p>
          </table:table-cell>
          <table:table-cell table:formula="of:=([.A192]-[.A191])*[.B192]+[.C191]" office:value-type="float" office:value="0.097595727829813">
            <text:p>0,0975957278</text:p>
          </table:table-cell>
        </table:table-row>
        <table:table-row table:style-name="ro1">
          <table:table-cell office:value-type="float" office:value="0.0794992921682098">
            <text:p>7,95E-002</text:p>
          </table:table-cell>
          <table:table-cell office:value-type="float" office:value="16.08743">
            <text:p>1,61E+001</text:p>
          </table:table-cell>
          <table:table-cell table:formula="of:=([.A193]-[.A192])*[.B193]+[.C192]" office:value-type="float" office:value="0.0975957692464512">
            <text:p>0,0975957692</text:p>
          </table:table-cell>
        </table:table-row>
        <table:table-row table:style-name="ro1">
          <table:table-cell office:value-type="float" office:value="0.0794992947426819">
            <text:p>7,95E-002</text:p>
          </table:table-cell>
          <table:table-cell office:value-type="float" office:value="16.08835">
            <text:p>1,61E+001</text:p>
          </table:table-cell>
          <table:table-cell table:formula="of:=([.A194]-[.A193])*[.B194]+[.C193]" office:value-type="float" office:value="0.0975958106654587">
            <text:p>0,0975958107</text:p>
          </table:table-cell>
        </table:table-row>
        <table:table-row table:style-name="ro1">
          <table:table-cell office:value-type="float" office:value="0.0794992973171539">
            <text:p>7,95E-002</text:p>
          </table:table-cell>
          <table:table-cell office:value-type="float" office:value="16.08928">
            <text:p>1,61E+001</text:p>
          </table:table-cell>
          <table:table-cell table:formula="of:=([.A195]-[.A194])*[.B195]+[.C194]" office:value-type="float" office:value="0.0975958520868597">
            <text:p>0,0975958521</text:p>
          </table:table-cell>
        </table:table-row>
        <table:table-row table:style-name="ro1">
          <table:table-cell office:value-type="float" office:value="0.0795001922048297">
            <text:p>7,95E-002</text:p>
          </table:table-cell>
          <table:table-cell office:value-type="float" office:value="16.41797">
            <text:p>1,64E+001</text:p>
          </table:table-cell>
          <table:table-cell table:formula="of:=([.A196]-[.A195])*[.B196]+[.C195]" office:value-type="float" office:value="0.0976105443258743">
            <text:p>0,0976105443</text:p>
          </table:table-cell>
        </table:table-row>
        <table:table-row table:style-name="ro1">
          <table:table-cell office:value-type="float" office:value="0.0795010870925055">
            <text:p>7,95E-002</text:p>
          </table:table-cell>
          <table:table-cell office:value-type="float" office:value="16.7122">
            <text:p>1,67E+001</text:p>
          </table:table-cell>
          <table:table-cell table:formula="of:=([.A197]-[.A196])*[.B197]+[.C196]" office:value-type="float" office:value="0.0976254998676897">
            <text:p>0,0976254999</text:p>
          </table:table-cell>
        </table:table-row>
        <table:table-row table:style-name="ro1">
          <table:table-cell office:value-type="float" office:value="0.0795019819801813">
            <text:p>7,95E-002</text:p>
          </table:table-cell>
          <table:table-cell office:value-type="float" office:value="16.94764">
            <text:p>1,69E+001</text:p>
          </table:table-cell>
          <table:table-cell table:formula="of:=([.A198]-[.A197])*[.B198]+[.C197]" office:value-type="float" office:value="0.0976406661018595">
            <text:p>0,0976406661</text:p>
          </table:table-cell>
        </table:table-row>
        <table:table-row table:style-name="ro1">
          <table:table-cell office:value-type="float" office:value="0.0795028768678571">
            <text:p>7,95E-002</text:p>
          </table:table-cell>
          <table:table-cell office:value-type="float" office:value="17.0974">
            <text:p>1,71E+001</text:p>
          </table:table-cell>
          <table:table-cell table:formula="of:=([.A199]-[.A198])*[.B199]+[.C198]" office:value-type="float" office:value="0.0976559663544079">
            <text:p>0,0976559664</text:p>
          </table:table-cell>
        </table:table-row>
        <table:table-row table:style-name="ro1">
          <table:table-cell office:value-type="float" office:value="0.0795037717555329">
            <text:p>7,95E-002</text:p>
          </table:table-cell>
          <table:table-cell office:value-type="float" office:value="17.13201">
            <text:p>1,71E+001</text:p>
          </table:table-cell>
          <table:table-cell table:formula="of:=([.A200]-[.A199])*[.B200]+[.C199]" office:value-type="float" office:value="0.0976712975790185">
            <text:p>0,0976712976</text:p>
          </table:table-cell>
        </table:table-row>
        <table:table-row table:style-name="ro1">
          <table:table-cell office:value-type="float" office:value="0.0795046666432087">
            <text:p>7,95E-002</text:p>
          </table:table-cell>
          <table:table-cell office:value-type="float" office:value="17.01948">
            <text:p>1,70E+001</text:p>
          </table:table-cell>
          <table:table-cell table:formula="of:=([.A201]-[.A200])*[.B201]+[.C200]" office:value-type="float" office:value="0.097686528101919">
            <text:p>0,0976865281</text:p>
          </table:table-cell>
        </table:table-row>
        <table:table-row table:style-name="ro1">
          <table:table-cell office:value-type="float" office:value="0.0795055615308845">
            <text:p>7,95E-002</text:p>
          </table:table-cell>
          <table:table-cell office:value-type="float" office:value="16.72522">
            <text:p>1,67E+001</text:p>
          </table:table-cell>
          <table:table-cell table:formula="of:=([.A202]-[.A201])*[.B202]+[.C201]" office:value-type="float" office:value="0.0977014952951719">
            <text:p>0,0977014953</text:p>
          </table:table-cell>
        </table:table-row>
        <table:table-row table:style-name="ro1">
          <table:table-cell office:value-type="float" office:value="0.079509868816531">
            <text:p>7,95E-002</text:p>
          </table:table-cell>
          <table:table-cell office:value-type="float" office:value="12.49477">
            <text:p>1,25E+001</text:p>
          </table:table-cell>
          <table:table-cell table:formula="of:=([.A203]-[.A202])*[.B203]+[.C202]" office:value-type="float" office:value="0.09775531383865">
            <text:p>0,0977553138</text:p>
          </table:table-cell>
        </table:table-row>
        <table:table-row table:style-name="ro1">
          <table:table-cell office:value-type="float" office:value="0.0795122042127996">
            <text:p>7,95E-002</text:p>
          </table:table-cell>
          <table:table-cell office:value-type="float" office:value="7.951381">
            <text:p>7,95E+000</text:p>
          </table:table-cell>
          <table:table-cell table:formula="of:=([.A204]-[.A203])*[.B204]+[.C203]" office:value-type="float" office:value="0.0977738834641676">
            <text:p>0,0977738835</text:p>
          </table:table-cell>
        </table:table-row>
        <table:table-row table:style-name="ro1">
          <table:table-cell office:value-type="float" office:value="0.0795133913507589">
            <text:p>7,95E-002</text:p>
          </table:table-cell>
          <table:table-cell office:value-type="float" office:value="5.113639">
            <text:p>5,11E+000</text:p>
          </table:table-cell>
          <table:table-cell table:formula="of:=([.A205]-[.A204])*[.B205]+[.C204]" office:value-type="float" office:value="0.0977799540591344">
            <text:p>0,0977799541</text:p>
          </table:table-cell>
        </table:table-row>
        <table:table-row table:style-name="ro1">
          <table:table-cell office:value-type="float" office:value="0.0795143405151668">
            <text:p>7,95E-002</text:p>
          </table:table-cell>
          <table:table-cell office:value-type="float" office:value="2.777758">
            <text:p>2,78E+000</text:p>
          </table:table-cell>
          <table:table-cell table:formula="of:=([.A206]-[.A205])*[.B206]+[.C205]" office:value-type="float" office:value="0.0977825906081619">
            <text:p>0,0977825906</text:p>
          </table:table-cell>
        </table:table-row>
        <table:table-row table:style-name="ro1">
          <table:table-cell office:value-type="float" office:value="0.0795148179051671">
            <text:p>7,95E-002</text:p>
          </table:table-cell>
          <table:table-cell office:value-type="float" office:value="1.675255">
            <text:p>1,68E+000</text:p>
          </table:table-cell>
          <table:table-cell table:formula="of:=([.A207]-[.A206])*[.B207]+[.C206]" office:value-type="float" office:value="0.0977833903581468">
            <text:p>0,0977833904</text:p>
          </table:table-cell>
        </table:table-row>
        <table:table-row table:style-name="ro1">
          <table:table-cell office:value-type="float" office:value="0.0795152326320926">
            <text:p>7,95E-002</text:p>
          </table:table-cell>
          <table:table-cell office:value-type="float" office:value="0.8318172">
            <text:p>8,32E-001</text:p>
          </table:table-cell>
          <table:table-cell table:formula="of:=([.A208]-[.A207])*[.B208]+[.C207]" office:value-type="float" office:value="0.0977837353351367">
            <text:p>0,0977837353</text:p>
          </table:table-cell>
        </table:table-row>
        <table:table-row table:style-name="ro1">
          <table:table-cell office:value-type="float" office:value="0.0795154545589951">
            <text:p>7,95E-002</text:p>
          </table:table-cell>
          <table:table-cell office:value-type="float" office:value="0.451304">
            <text:p>4,51E-001</text:p>
          </table:table-cell>
          <table:table-cell table:formula="of:=([.A209]-[.A208])*[.B209]+[.C208]" office:value-type="float" office:value="0.0977838354916355">
            <text:p>0,0977838355</text:p>
          </table:table-cell>
        </table:table-row>
        <table:table-row table:style-name="ro1">
          <table:table-cell office:value-type="float" office:value="0.079515619445045">
            <text:p>7,95E-002</text:p>
          </table:table-cell>
          <table:table-cell office:value-type="float" office:value="0.2249569">
            <text:p>2,25E-001</text:p>
          </table:table-cell>
          <table:table-cell table:formula="of:=([.A210]-[.A209])*[.B210]+[.C209]" office:value-type="float" office:value="0.0977838725838902">
            <text:p>0,0977838726</text:p>
          </table:table-cell>
        </table:table-row>
        <table:table-row table:style-name="ro1">
          <table:table-cell office:value-type="float" office:value="0.0795157272413741">
            <text:p>7,95E-002</text:p>
          </table:table-cell>
          <table:table-cell office:value-type="float" office:value="0.1099283">
            <text:p>1,10E-001</text:p>
          </table:table-cell>
          <table:table-cell table:formula="of:=([.A211]-[.A210])*[.B211]+[.C210]" office:value-type="float" office:value="0.0977838844337574">
            <text:p>0,0977838844</text:p>
          </table:table-cell>
        </table:table-row>
        <table:table-row table:style-name="ro1">
          <table:table-cell office:value-type="float" office:value="0.0795158025081253">
            <text:p>7,95E-002</text:p>
          </table:table-cell>
          <table:table-cell office:value-type="float" office:value="0.05046517">
            <text:p>5,05E-002</text:p>
          </table:table-cell>
          <table:table-cell table:formula="of:=([.A212]-[.A211])*[.B212]+[.C211]" office:value-type="float" office:value="0.0977838882321068">
            <text:p>0,0977838882</text:p>
          </table:table-cell>
        </table:table-row>
        <table:table-row table:style-name="ro1">
          <table:table-cell office:value-type="float" office:value="0.0795158548937962">
            <text:p>7,95E-002</text:p>
          </table:table-cell>
          <table:table-cell office:value-type="float" office:value="0.02114099">
            <text:p>2,11E-002</text:p>
          </table:table-cell>
          <table:table-cell table:formula="of:=([.A213]-[.A212])*[.B213]+[.C212]" office:value-type="float" office:value="0.0977838893395917">
            <text:p>0,0977838893</text:p>
          </table:table-cell>
        </table:table-row>
        <table:table-row table:style-name="ro1">
          <table:table-cell office:value-type="float" office:value="0.0795158892206195">
            <text:p>7,95E-002</text:p>
          </table:table-cell>
          <table:table-cell office:value-type="float" office:value="0.008260273">
            <text:p>8,26E-003</text:p>
          </table:table-cell>
          <table:table-cell table:formula="of:=([.A214]-[.A213])*[.B214]+[.C213]" office:value-type="float" office:value="0.0977838896231407">
            <text:p>0,0977838896</text:p>
          </table:table-cell>
        </table:table-row>
        <table:table-row table:style-name="ro1">
          <table:table-cell office:value-type="float" office:value="0.0795159120145227">
            <text:p>7,95E-002</text:p>
          </table:table-cell>
          <table:table-cell office:value-type="float" office:value="0.003013178">
            <text:p>3,01E-003</text:p>
          </table:table-cell>
          <table:table-cell table:formula="of:=([.A215]-[.A214])*[.B215]+[.C214]" office:value-type="float" office:value="0.0977838896918228">
            <text:p>0,0977838897</text:p>
          </table:table-cell>
        </table:table-row>
        <table:table-row table:style-name="ro1">
          <table:table-cell office:value-type="float" office:value="0.079515931355532">
            <text:p>7,95E-002</text:p>
          </table:table-cell>
          <table:table-cell office:value-type="float" office:value="0.0007195645">
            <text:p>7,20E-004</text:p>
          </table:table-cell>
          <table:table-cell table:formula="of:=([.A216]-[.A215])*[.B216]+[.C215]" office:value-type="float" office:value="0.0977838897057399">
            <text:p>0,0977838897</text:p>
          </table:table-cell>
        </table:table-row>
        <table:table-row table:style-name="ro1">
          <table:table-cell office:value-type="float" office:value="0.0795159459815414">
            <text:p>7,95E-002</text:p>
          </table:table-cell>
          <table:table-cell office:value-type="float" office:value="0.00008764038">
            <text:p>8,76E-005</text:p>
          </table:table-cell>
          <table:table-cell table:formula="of:=([.A217]-[.A216])*[.B217]+[.C216]" office:value-type="float" office:value="0.0977838897070217">
            <text:p>0,0977838897</text:p>
          </table:table-cell>
        </table:table-row>
        <table:table-row table:style-name="ro1">
          <table:table-cell office:value-type="float" office:value="0.0795159503788282">
            <text:p>7,95E-002</text:p>
          </table:table-cell>
          <table:table-cell office:value-type="float" office:value="0.00006964773">
            <text:p>6,96E-005</text:p>
          </table:table-cell>
          <table:table-cell table:formula="of:=([.A218]-[.A217])*[.B218]+[.C217]" office:value-type="float" office:value="0.097783889707328">
            <text:p>0,0977838897</text:p>
          </table:table-cell>
        </table:table-row>
        <table:table-row table:style-name="ro1">
          <table:table-cell office:value-type="float" office:value="0.079515954505089">
            <text:p>7,95E-002</text:p>
          </table:table-cell>
          <table:table-cell office:value-type="float" office:value="0.00008187441">
            <text:p>8,19E-005</text:p>
          </table:table-cell>
          <table:table-cell table:formula="of:=([.A219]-[.A218])*[.B219]+[.C218]" office:value-type="float" office:value="0.0977838897076658">
            <text:p>0,0977838897</text:p>
          </table:table-cell>
        </table:table-row>
        <table:table-row table:style-name="ro1">
          <table:table-cell office:value-type="float" office:value="0.0795159598619614">
            <text:p>7,95E-002</text:p>
          </table:table-cell>
          <table:table-cell office:value-type="float" office:value="0.00007218334">
            <text:p>7,22E-005</text:p>
          </table:table-cell>
          <table:table-cell table:formula="of:=([.A220]-[.A219])*[.B220]+[.C219]" office:value-type="float" office:value="0.0977838897080525">
            <text:p>0,0977838897</text:p>
          </table:table-cell>
        </table:table-row>
        <table:table-row table:style-name="ro1">
          <table:table-cell office:value-type="float" office:value="0.0795159646538168">
            <text:p>7,95E-002</text:p>
          </table:table-cell>
          <table:table-cell office:value-type="float" office:value="0.00006934463">
            <text:p>6,93E-005</text:p>
          </table:table-cell>
          <table:table-cell table:formula="of:=([.A221]-[.A220])*[.B221]+[.C220]" office:value-type="float" office:value="0.0977838897083848">
            <text:p>0,0977838897</text:p>
          </table:table-cell>
        </table:table-row>
        <table:table-row table:style-name="ro1">
          <table:table-cell office:value-type="float" office:value="0.0795159790555104">
            <text:p>7,95E-002</text:p>
          </table:table-cell>
          <table:table-cell office:value-type="float" office:value="0.00007422278">
            <text:p>7,42E-005</text:p>
          </table:table-cell>
          <table:table-cell table:formula="of:=([.A222]-[.A221])*[.B222]+[.C221]" office:value-type="float" office:value="0.0977838897094537">
            <text:p>0,0977838897</text:p>
          </table:table-cell>
        </table:table-row>
        <table:table-row table:style-name="ro1">
          <table:table-cell office:value-type="float" office:value="0.0795160154013511">
            <text:p>7,95E-002</text:p>
          </table:table-cell>
          <table:table-cell office:value-type="float" office:value="0.00007608209">
            <text:p>7,61E-005</text:p>
          </table:table-cell>
          <table:table-cell table:formula="of:=([.A223]-[.A222])*[.B223]+[.C222]" office:value-type="float" office:value="0.097783889712219">
            <text:p>0,0977838897</text:p>
          </table:table-cell>
        </table:table-row>
        <table:table-row table:style-name="ro1">
          <table:table-cell office:value-type="float" office:value="0.0795160517471918">
            <text:p>7,95E-002</text:p>
          </table:table-cell>
          <table:table-cell office:value-type="float" office:value="0.00007797258">
            <text:p>7,80E-005</text:p>
          </table:table-cell>
          <table:table-cell table:formula="of:=([.A224]-[.A223])*[.B224]+[.C223]" office:value-type="float" office:value="0.0977838897150529">
            <text:p>0,0977838897</text:p>
          </table:table-cell>
        </table:table-row>
        <table:table-row table:style-name="ro1">
          <table:table-cell office:value-type="float" office:value="0.0795160880930325">
            <text:p>7,95E-002</text:p>
          </table:table-cell>
          <table:table-cell office:value-type="float" office:value="0.00007989436">
            <text:p>7,99E-005</text:p>
          </table:table-cell>
          <table:table-cell table:formula="of:=([.A225]-[.A224])*[.B225]+[.C224]" office:value-type="float" office:value="0.0977838897179568">
            <text:p>0,0977838897</text:p>
          </table:table-cell>
        </table:table-row>
        <table:table-row table:style-name="ro1">
          <table:table-cell office:value-type="float" office:value="0.0795161244388733">
            <text:p>7,95E-002</text:p>
          </table:table-cell>
          <table:table-cell office:value-type="float" office:value="0.00008184755">
            <text:p>8,18E-005</text:p>
          </table:table-cell>
          <table:table-cell table:formula="of:=([.A226]-[.A225])*[.B226]+[.C225]" office:value-type="float" office:value="0.0977838897209316">
            <text:p>0,0977838897</text:p>
          </table:table-cell>
        </table:table-row>
        <table:table-row table:style-name="ro1">
          <table:table-cell office:value-type="float" office:value="0.079516160784714">
            <text:p>7,95E-002</text:p>
          </table:table-cell>
          <table:table-cell office:value-type="float" office:value="0.00008383228">
            <text:p>8,38E-005</text:p>
          </table:table-cell>
          <table:table-cell table:formula="of:=([.A227]-[.A226])*[.B227]+[.C226]" office:value-type="float" office:value="0.0977838897239785">
            <text:p>0,0977838897</text:p>
          </table:table-cell>
        </table:table-row>
        <table:table-row table:style-name="ro1">
          <table:table-cell office:value-type="float" office:value="0.0795161971305547">
            <text:p>7,95E-002</text:p>
          </table:table-cell>
          <table:table-cell office:value-type="float" office:value="0.00008584865">
            <text:p>8,58E-005</text:p>
          </table:table-cell>
          <table:table-cell table:formula="of:=([.A228]-[.A227])*[.B228]+[.C227]" office:value-type="float" office:value="0.0977838897270988">
            <text:p>0,0977838897</text:p>
          </table:table-cell>
        </table:table-row>
        <table:table-row table:style-name="ro1">
          <table:table-cell office:value-type="float" office:value="0.0795162334763954">
            <text:p>7,95E-002</text:p>
          </table:table-cell>
          <table:table-cell office:value-type="float" office:value="0.0000878968">
            <text:p>8,79E-005</text:p>
          </table:table-cell>
          <table:table-cell table:formula="of:=([.A229]-[.A228])*[.B229]+[.C228]" office:value-type="float" office:value="0.0977838897302935">
            <text:p>0,0977838897</text:p>
          </table:table-cell>
        </table:table-row>
        <table:table-row table:style-name="ro1">
          <table:table-cell office:value-type="float" office:value="0.0795173344290525">
            <text:p>7,95E-002</text:p>
          </table:table-cell>
          <table:table-cell office:value-type="float" office:value="0.0001411169">
            <text:p>1,41E-004</text:p>
          </table:table-cell>
          <table:table-cell table:formula="of:=([.A230]-[.A229])*[.B230]+[.C229]" office:value-type="float" office:value="0.0977838898856565">
            <text:p>0,0977838899</text:p>
          </table:table-cell>
        </table:table-row>
        <table:table-row table:style-name="ro1">
          <table:table-cell office:value-type="float" office:value="0.0795184353817096">
            <text:p>7,95E-002</text:p>
          </table:table-cell>
          <table:table-cell office:value-type="float" office:value="0.0001836046">
            <text:p>1,84E-004</text:p>
          </table:table-cell>
          <table:table-cell table:formula="of:=([.A231]-[.A230])*[.B231]+[.C230]" office:value-type="float" office:value="0.0977838900877965">
            <text:p>0,0977838901</text:p>
          </table:table-cell>
        </table:table-row>
        <table:table-row table:style-name="ro1">
          <table:table-cell office:value-type="float" office:value="0.0795195363343666">
            <text:p>7,95E-002</text:p>
          </table:table-cell>
          <table:table-cell office:value-type="float" office:value="0.0002169087">
            <text:p>2,17E-004</text:p>
          </table:table-cell>
          <table:table-cell table:formula="of:=([.A232]-[.A231])*[.B232]+[.C231]" office:value-type="float" office:value="0.0977838903266027">
            <text:p>0,0977838903</text:p>
          </table:table-cell>
        </table:table-row>
        <table:table-row table:style-name="ro1">
          <table:table-cell office:value-type="float" office:value="0.0795206372870237">
            <text:p>7,95E-002</text:p>
          </table:table-cell>
          <table:table-cell office:value-type="float" office:value="0.0002424796">
            <text:p>2,42E-004</text:p>
          </table:table-cell>
          <table:table-cell table:formula="of:=([.A233]-[.A232])*[.B233]+[.C232]" office:value-type="float" office:value="0.0977838905935612">
            <text:p>0,0977838906</text:p>
          </table:table-cell>
        </table:table-row>
        <table:table-row table:style-name="ro1">
          <table:table-cell office:value-type="float" office:value="0.0795217382396808">
            <text:p>7,95E-002</text:p>
          </table:table-cell>
          <table:table-cell office:value-type="float" office:value="0.0002616693">
            <text:p>2,62E-004</text:p>
          </table:table-cell>
          <table:table-cell table:formula="of:=([.A234]-[.A233])*[.B234]+[.C233]" office:value-type="float" office:value="0.0977838908816467">
            <text:p>0,0977838909</text:p>
          </table:table-cell>
        </table:table-row>
        <table:table-row table:style-name="ro1">
          <table:table-cell office:value-type="float" office:value="0.0795228391923378">
            <text:p>7,95E-002</text:p>
          </table:table-cell>
          <table:table-cell office:value-type="float" office:value="0.000275731">
            <text:p>2,76E-004</text:p>
          </table:table-cell>
          <table:table-cell table:formula="of:=([.A235]-[.A234])*[.B235]+[.C234]" office:value-type="float" office:value="0.0977838911852135">
            <text:p>0,0977838912</text:p>
          </table:table-cell>
        </table:table-row>
        <table:table-row table:style-name="ro1">
          <table:table-cell office:value-type="float" office:value="0.0795239401449949">
            <text:p>7,95E-002</text:p>
          </table:table-cell>
          <table:table-cell office:value-type="float" office:value="0.0002858197">
            <text:p>2,86E-004</text:p>
          </table:table-cell>
          <table:table-cell table:formula="of:=([.A236]-[.A235])*[.B236]+[.C235]" office:value-type="float" office:value="0.0977838914998875">
            <text:p>0,0977838915</text:p>
          </table:table-cell>
        </table:table-row>
        <table:table-row table:style-name="ro1">
          <table:table-cell office:value-type="float" office:value="0.0795278265657921">
            <text:p>7,95E-002</text:p>
          </table:table-cell>
          <table:table-cell office:value-type="float" office:value="0.0002935847">
            <text:p>2,94E-004</text:p>
          </table:table-cell>
          <table:table-cell table:formula="of:=([.A237]-[.A236])*[.B237]+[.C236]" office:value-type="float" office:value="0.0977838926408812">
            <text:p>0,0977838926</text:p>
          </table:table-cell>
        </table:table-row>
        <table:table-row table:style-name="ro1">
          <table:table-cell office:value-type="float" office:value="0.0795315308942948">
            <text:p>7,95E-002</text:p>
          </table:table-cell>
          <table:table-cell office:value-type="float" office:value="0.0002775904">
            <text:p>2,78E-004</text:p>
          </table:table-cell>
          <table:table-cell table:formula="of:=([.A238]-[.A237])*[.B238]+[.C237]" office:value-type="float" office:value="0.0977838936691672">
            <text:p>0,0977838937</text:p>
          </table:table-cell>
        </table:table-row>
        <table:table-row table:style-name="ro1">
          <table:table-cell office:value-type="float" office:value="0.079535408336388">
            <text:p>7,95E-002</text:p>
          </table:table-cell>
          <table:table-cell office:value-type="float" office:value="0.0002509614">
            <text:p>2,51E-004</text:p>
          </table:table-cell>
          <table:table-cell table:formula="of:=([.A239]-[.A238])*[.B239]+[.C238]" office:value-type="float" office:value="0.0977838946422555">
            <text:p>0,0977838946</text:p>
          </table:table-cell>
        </table:table-row>
        <table:table-row table:style-name="ro1">
          <table:table-cell office:value-type="float" office:value="0.0795398790688829">
            <text:p>7,95E-002</text:p>
          </table:table-cell>
          <table:table-cell office:value-type="float" office:value="0.0002170345">
            <text:p>2,17E-004</text:p>
          </table:table-cell>
          <table:table-cell table:formula="of:=([.A240]-[.A239])*[.B240]+[.C239]" office:value-type="float" office:value="0.0977838956125587">
            <text:p>0,0977838956</text:p>
          </table:table-cell>
        </table:table-row>
        <table:table-row table:style-name="ro1">
          <table:table-cell office:value-type="float" office:value="0.0795439266028775">
            <text:p>7,95E-002</text:p>
          </table:table-cell>
          <table:table-cell office:value-type="float" office:value="0.0001879925">
            <text:p>1,88E-004</text:p>
          </table:table-cell>
          <table:table-cell table:formula="of:=([.A241]-[.A240])*[.B241]+[.C240]" office:value-type="float" office:value="0.0977838963734647">
            <text:p>0,0977838964</text:p>
          </table:table-cell>
        </table:table-row>
        <table:table-row table:style-name="ro1">
          <table:table-cell office:value-type="float" office:value="0.0795481988303527">
            <text:p>7,95E-002</text:p>
          </table:table-cell>
          <table:table-cell office:value-type="float" office:value="0.0001615367">
            <text:p>1,62E-004</text:p>
          </table:table-cell>
          <table:table-cell table:formula="of:=([.A242]-[.A241])*[.B242]+[.C241]" office:value-type="float" office:value="0.0977838970635862">
            <text:p>0,0977838971</text:p>
          </table:table-cell>
        </table:table-row>
        <table:table-row table:style-name="ro1">
          <table:table-cell office:value-type="float" office:value="0.0795519573921722">
            <text:p>7,96E-002</text:p>
          </table:table-cell>
          <table:table-cell office:value-type="float" office:value="0.0001419802">
            <text:p>1,42E-004</text:p>
          </table:table-cell>
          <table:table-cell table:formula="of:=([.A243]-[.A242])*[.B243]+[.C242]" office:value-type="float" office:value="0.0977838975972276">
            <text:p>0,0977838976</text:p>
          </table:table-cell>
        </table:table-row>
        <table:table-row table:style-name="ro1">
          <table:table-cell office:value-type="float" office:value="0.0795553456168306">
            <text:p>7,96E-002</text:p>
          </table:table-cell>
          <table:table-cell office:value-type="float" office:value="0.0001274139">
            <text:p>1,27E-004</text:p>
          </table:table-cell>
          <table:table-cell table:formula="of:=([.A244]-[.A243])*[.B244]+[.C243]" office:value-type="float" office:value="0.0977838980289345">
            <text:p>0,097783898</text:p>
          </table:table-cell>
        </table:table-row>
        <table:table-row table:style-name="ro1">
          <table:table-cell office:value-type="float" office:value="0.0795583722866492">
            <text:p>7,96E-002</text:p>
          </table:table-cell>
          <table:table-cell office:value-type="float" office:value="0.0001165353">
            <text:p>1,17E-004</text:p>
          </table:table-cell>
          <table:table-cell table:formula="of:=([.A245]-[.A244])*[.B245]+[.C244]" office:value-type="float" office:value="0.0977838983816484">
            <text:p>0,0977838984</text:p>
          </table:table-cell>
        </table:table-row>
        <table:table-row table:style-name="ro1">
          <table:table-cell office:value-type="float" office:value="0.0795608139620654">
            <text:p>7,96E-002</text:p>
          </table:table-cell>
          <table:table-cell office:value-type="float" office:value="0.0001090886">
            <text:p>1,09E-004</text:p>
          </table:table-cell>
          <table:table-cell table:formula="of:=([.A246]-[.A245])*[.B246]+[.C245]" office:value-type="float" office:value="0.0977838986480073">
            <text:p>0,0977838986</text:p>
          </table:table-cell>
        </table:table-row>
        <table:table-row table:style-name="ro1">
          <table:table-cell office:value-type="float" office:value="0.0795629836987321">
            <text:p>7,96E-002</text:p>
          </table:table-cell>
          <table:table-cell office:value-type="float" office:value="0.0001033633">
            <text:p>1,03E-004</text:p>
          </table:table-cell>
          <table:table-cell table:formula="of:=([.A247]-[.A246])*[.B247]+[.C246]" office:value-type="float" office:value="0.0977838988722785">
            <text:p>0,0977838989</text:p>
          </table:table-cell>
        </table:table-row>
        <table:table-row table:style-name="ro1">
          <table:table-cell office:value-type="float" office:value="0.0795647975014746">
            <text:p>7,96E-002</text:p>
          </table:table-cell>
          <table:table-cell office:value-type="float" office:value="0.00009913412">
            <text:p>9,91E-005</text:p>
          </table:table-cell>
          <table:table-cell table:formula="of:=([.A248]-[.A247])*[.B248]+[.C247]" office:value-type="float" office:value="0.0977838990520882">
            <text:p>0,0977838991</text:p>
          </table:table-cell>
        </table:table-row>
        <table:table-row table:style-name="ro1">
          <table:table-cell office:value-type="float" office:value="0.0795663266425945">
            <text:p>7,96E-002</text:p>
          </table:table-cell>
          <table:table-cell office:value-type="float" office:value="0.00009592595">
            <text:p>9,59E-005</text:p>
          </table:table-cell>
          <table:table-cell table:formula="of:=([.A249]-[.A248])*[.B249]+[.C248]" office:value-type="float" office:value="0.0977838991987725">
            <text:p>0,0977838992</text:p>
          </table:table-cell>
        </table:table-row>
        <table:table-row table:style-name="ro1">
          <table:table-cell office:value-type="float" office:value="0.0795675800475453">
            <text:p>7,96E-002</text:p>
          </table:table-cell>
          <table:table-cell office:value-type="float" office:value="0.00009352403">
            <text:p>9,35E-005</text:p>
          </table:table-cell>
          <table:table-cell table:formula="of:=([.A250]-[.A249])*[.B250]+[.C249]" office:value-type="float" office:value="0.097783899315996">
            <text:p>0,0977838993</text:p>
          </table:table-cell>
        </table:table-row>
        <table:table-row table:style-name="ro1">
          <table:table-cell office:value-type="float" office:value="0.0795686211630282">
            <text:p>7,96E-002</text:p>
          </table:table-cell>
          <table:table-cell office:value-type="float" office:value="0.00009166796">
            <text:p>9,17E-005</text:p>
          </table:table-cell>
          <table:table-cell table:formula="of:=([.A251]-[.A250])*[.B251]+[.C250]" office:value-type="float" office:value="0.097783899411433">
            <text:p>0,0977838994</text:p>
          </table:table-cell>
        </table:table-row>
        <table:table-row table:style-name="ro1">
          <table:table-cell office:value-type="float" office:value="0.0795694679276252">
            <text:p>7,96E-002</text:p>
          </table:table-cell>
          <table:table-cell office:value-type="float" office:value="0.00009025313">
            <text:p>9,03E-005</text:p>
          </table:table-cell>
          <table:table-cell table:formula="of:=([.A252]-[.A251])*[.B252]+[.C251]" office:value-type="float" office:value="0.0977838994878561">
            <text:p>0,0977838995</text:p>
          </table:table-cell>
        </table:table-row>
        <table:table-row table:style-name="ro1">
          <table:table-cell office:value-type="float" office:value="0.0795701666764261">
            <text:p>7,96E-002</text:p>
          </table:table-cell>
          <table:table-cell office:value-type="float" office:value="0.00008913703">
            <text:p>8,91E-005</text:p>
          </table:table-cell>
          <table:table-cell table:formula="of:=([.A253]-[.A252])*[.B253]+[.C252]" office:value-type="float" office:value="0.0977838995501405">
            <text:p>0,0977838996</text:p>
          </table:table-cell>
        </table:table-row>
        <table:table-row table:style-name="ro1">
          <table:table-cell office:value-type="float" office:value="0.079570735949361">
            <text:p>7,96E-002</text:p>
          </table:table-cell>
          <table:table-cell office:value-type="float" office:value="0.00008827212">
            <text:p>8,83E-005</text:p>
          </table:table-cell>
          <table:table-cell table:formula="of:=([.A254]-[.A253])*[.B254]+[.C253]" office:value-type="float" office:value="0.0977838996003914">
            <text:p>0,0977838996</text:p>
          </table:table-cell>
        </table:table-row>
        <table:table-row table:style-name="ro1">
          <table:table-cell office:value-type="float" office:value="0.0795712060473953">
            <text:p>7,96E-002</text:p>
          </table:table-cell>
          <table:table-cell office:value-type="float" office:value="0.00008757281">
            <text:p>8,76E-005</text:p>
          </table:table-cell>
          <table:table-cell table:formula="of:=([.A255]-[.A254])*[.B255]+[.C254]" office:value-type="float" office:value="0.0977838996415592">
            <text:p>0,0977838996</text:p>
          </table:table-cell>
        </table:table-row>
        <table:table-row table:style-name="ro1">
          <table:table-cell office:value-type="float" office:value="0.0795715923143058">
            <text:p>7,96E-002</text:p>
          </table:table-cell>
          <table:table-cell office:value-type="float" office:value="0.00008702488">
            <text:p>8,70E-005</text:p>
          </table:table-cell>
          <table:table-cell table:formula="of:=([.A256]-[.A255])*[.B256]+[.C255]" office:value-type="float" office:value="0.0977838996751741">
            <text:p>0,0977838997</text:p>
          </table:table-cell>
        </table:table-row>
        <table:table-row table:style-name="ro1">
          <table:table-cell office:value-type="float" office:value="0.0795721829080727">
            <text:p>7,96E-002</text:p>
          </table:table-cell>
          <table:table-cell office:value-type="float" office:value="0.00008620498">
            <text:p>8,62E-005</text:p>
          </table:table-cell>
          <table:table-cell table:formula="of:=([.A257]-[.A256])*[.B257]+[.C256]" office:value-type="float" office:value="0.0977838997260862">
            <text:p>0,0977838997</text:p>
          </table:table-cell>
        </table:table-row>
        <table:table-row table:style-name="ro1">
          <table:table-cell office:value-type="float" office:value="0.0795727783322883">
            <text:p>7,96E-002</text:p>
          </table:table-cell>
          <table:table-cell office:value-type="float" office:value="0.00008540027">
            <text:p>8,54E-005</text:p>
          </table:table-cell>
          <table:table-cell table:formula="of:=([.A258]-[.A257])*[.B258]+[.C257]" office:value-type="float" office:value="0.0977838997769356">
            <text:p>0,0977838998</text:p>
          </table:table-cell>
        </table:table-row>
        <table:table-row table:style-name="ro1">
          <table:table-cell office:value-type="float" office:value="0.0795736154871277">
            <text:p>7,96E-002</text:p>
          </table:table-cell>
          <table:table-cell office:value-type="float" office:value="0.00008433979">
            <text:p>8,43E-005</text:p>
          </table:table-cell>
          <table:table-cell table:formula="of:=([.A259]-[.A258])*[.B259]+[.C258]" office:value-type="float" office:value="0.0977838998475411">
            <text:p>0,0977838998</text:p>
          </table:table-cell>
        </table:table-row>
        <table:table-row table:style-name="ro1">
          <table:table-cell office:value-type="float" office:value="0.0795744526419672">
            <text:p>7,96E-002</text:p>
          </table:table-cell>
          <table:table-cell office:value-type="float" office:value="0.00008332963">
            <text:p>8,33E-005</text:p>
          </table:table-cell>
          <table:table-cell table:formula="of:=([.A260]-[.A259])*[.B260]+[.C259]" office:value-type="float" office:value="0.0977838999173009">
            <text:p>0,0977838999</text:p>
          </table:table-cell>
        </table:table-row>
        <table:table-row table:style-name="ro1">
          <table:table-cell office:value-type="float" office:value="0.0795752897968066">
            <text:p>7,96E-002</text:p>
          </table:table-cell>
          <table:table-cell office:value-type="float" office:value="0.00008237024">
            <text:p>8,24E-005</text:p>
          </table:table-cell>
          <table:table-cell table:formula="of:=([.A261]-[.A260])*[.B261]+[.C260]" office:value-type="float" office:value="0.0977838999862575">
            <text:p>0,0977839</text:p>
          </table:table-cell>
        </table:table-row>
        <table:table-row table:style-name="ro1">
          <table:table-cell office:value-type="float" office:value="0.079576126951646">
            <text:p>7,96E-002</text:p>
          </table:table-cell>
          <table:table-cell office:value-type="float" office:value="0.00008146202">
            <text:p>8,15E-005</text:p>
          </table:table-cell>
          <table:table-cell table:formula="of:=([.A262]-[.A261])*[.B262]+[.C261]" office:value-type="float" office:value="0.0977839000544538">
            <text:p>0,0977839001</text:p>
          </table:table-cell>
        </table:table-row>
        <table:table-row table:style-name="ro1">
          <table:table-cell office:value-type="float" office:value="0.0795769641064854">
            <text:p>7,96E-002</text:p>
          </table:table-cell>
          <table:table-cell office:value-type="float" office:value="0.00008060537">
            <text:p>8,06E-005</text:p>
          </table:table-cell>
          <table:table-cell table:formula="of:=([.A263]-[.A262])*[.B263]+[.C262]" office:value-type="float" office:value="0.097783900121933">
            <text:p>0,0977839001</text:p>
          </table:table-cell>
        </table:table-row>
        <table:table-row table:style-name="ro1">
          <table:table-cell office:value-type="float" office:value="0.0795778012613248">
            <text:p>7,96E-002</text:p>
          </table:table-cell>
          <table:table-cell office:value-type="float" office:value="0.00007980065">
            <text:p>7,98E-005</text:p>
          </table:table-cell>
          <table:table-cell table:formula="of:=([.A264]-[.A263])*[.B264]+[.C263]" office:value-type="float" office:value="0.0977839001887385">
            <text:p>0,0977839002</text:p>
          </table:table-cell>
        </table:table-row>
        <table:table-row table:style-name="ro1">
          <table:table-cell office:value-type="float" office:value="0.0795786384161643">
            <text:p>7,96E-002</text:p>
          </table:table-cell>
          <table:table-cell office:value-type="float" office:value="0.00007904821">
            <text:p>7,90E-005</text:p>
          </table:table-cell>
          <table:table-cell table:formula="of:=([.A265]-[.A264])*[.B265]+[.C264]" office:value-type="float" office:value="0.0977839002549141">
            <text:p>0,0977839003</text:p>
          </table:table-cell>
        </table:table-row>
        <table:table-row table:style-name="ro1">
          <table:table-cell office:value-type="float" office:value="0.0795804477873785">
            <text:p>7,96E-002</text:p>
          </table:table-cell>
          <table:table-cell office:value-type="float" office:value="0.00007754862">
            <text:p>7,75E-005</text:p>
          </table:table-cell>
          <table:table-cell table:formula="of:=([.A266]-[.A265])*[.B266]+[.C265]" office:value-type="float" office:value="0.0977839003952284">
            <text:p>0,0977839004</text:p>
          </table:table-cell>
        </table:table-row>
        <table:table-row table:style-name="ro1">
          <table:table-cell office:value-type="float" office:value="0.0795830725108696">
            <text:p>7,96E-002</text:p>
          </table:table-cell>
          <table:table-cell office:value-type="float" office:value="0.00007566909">
            <text:p>7,57E-005</text:p>
          </table:table-cell>
          <table:table-cell table:formula="of:=([.A267]-[.A266])*[.B267]+[.C266]" office:value-type="float" office:value="0.0977839005938388">
            <text:p>0,0977839006</text:p>
          </table:table-cell>
        </table:table-row>
        <table:table-row table:style-name="ro1">
          <table:table-cell office:value-type="float" office:value="0.0795867066339868">
            <text:p>7,96E-002</text:p>
          </table:table-cell>
          <table:table-cell office:value-type="float" office:value="0.00007356167">
            <text:p>7,36E-005</text:p>
          </table:table-cell>
          <table:table-cell table:formula="of:=([.A268]-[.A267])*[.B268]+[.C267]" office:value-type="float" office:value="0.0977839008611709">
            <text:p>0,0977839009</text:p>
          </table:table-cell>
        </table:table-row>
        <table:table-row table:style-name="ro1">
          <table:table-cell office:value-type="float" office:value="0.0795920356939981">
            <text:p>7,96E-002</text:p>
          </table:table-cell>
          <table:table-cell office:value-type="float" office:value="0.00007124075">
            <text:p>7,12E-005</text:p>
          </table:table-cell>
          <table:table-cell table:formula="of:=([.A269]-[.A268])*[.B269]+[.C268]" office:value-type="float" office:value="0.0977839012408172">
            <text:p>0,0977839012</text:p>
          </table:table-cell>
        </table:table-row>
        <table:table-row table:style-name="ro1">
          <table:table-cell office:value-type="float" office:value="0.0795988231131009">
            <text:p>7,96E-002</text:p>
          </table:table-cell>
          <table:table-cell office:value-type="float" office:value="0.0000692415">
            <text:p>6,92E-005</text:p>
          </table:table-cell>
          <table:table-cell table:formula="of:=([.A270]-[.A269])*[.B270]+[.C269]" office:value-type="float" office:value="0.0977839017107883">
            <text:p>0,0977839017</text:p>
          </table:table-cell>
        </table:table-row>
        <table:table-row table:style-name="ro1">
          <table:table-cell office:value-type="float" office:value="0.0796085522041068">
            <text:p>7,96E-002</text:p>
          </table:table-cell>
          <table:table-cell office:value-type="float" office:value="0.00006752098">
            <text:p>6,75E-005</text:p>
          </table:table-cell>
          <table:table-cell table:formula="of:=([.A271]-[.A270])*[.B271]+[.C270]" office:value-type="float" office:value="0.097783902367706">
            <text:p>0,0977839024</text:p>
          </table:table-cell>
        </table:table-row>
        <table:table-row table:style-name="ro1">
          <table:table-cell office:value-type="float" office:value="0.0796192289373889">
            <text:p>7,96E-002</text:p>
          </table:table-cell>
          <table:table-cell office:value-type="float" office:value="0.00006653744">
            <text:p>6,65E-005</text:p>
          </table:table-cell>
          <table:table-cell table:formula="of:=([.A272]-[.A271])*[.B272]+[.C271]" office:value-type="float" office:value="0.0977839030781085">
            <text:p>0,0977839031</text:p>
          </table:table-cell>
        </table:table-row>
        <table:table-row table:style-name="ro1">
          <table:table-cell office:value-type="float" office:value="0.0796350578703079">
            <text:p>7,96E-002</text:p>
          </table:table-cell>
          <table:table-cell office:value-type="float" office:value="0.00006592186">
            <text:p>6,59E-005</text:p>
          </table:table-cell>
          <table:table-cell table:formula="of:=([.A273]-[.A272])*[.B273]+[.C272]" office:value-type="float" office:value="0.0977839041215812">
            <text:p>0,0977839041</text:p>
          </table:table-cell>
        </table:table-row>
        <table:table-row table:style-name="ro1">
          <table:table-cell office:value-type="float" office:value="0.079654584146215">
            <text:p>7,97E-002</text:p>
          </table:table-cell>
          <table:table-cell office:value-type="float" office:value="0.00006565781">
            <text:p>6,57E-005</text:p>
          </table:table-cell>
          <table:table-cell table:formula="of:=([.A274]-[.A273])*[.B274]+[.C273]" office:value-type="float" office:value="0.0977839054036337">
            <text:p>0,0977839054</text:p>
          </table:table-cell>
        </table:table-row>
        <table:table-row table:style-name="ro1">
          <table:table-cell office:value-type="float" office:value="0.0796797625994027">
            <text:p>7,97E-002</text:p>
          </table:table-cell>
          <table:table-cell office:value-type="float" office:value="0.00006557968">
            <text:p>6,56E-005</text:p>
          </table:table-cell>
          <table:table-cell table:formula="of:=([.A275]-[.A274])*[.B275]+[.C274]" office:value-type="float" office:value="0.0977839070548286">
            <text:p>0,0977839071</text:p>
          </table:table-cell>
        </table:table-row>
        <table:table-row table:style-name="ro1">
          <table:table-cell office:value-type="float" office:value="0.0797215699021493">
            <text:p>7,97E-002</text:p>
          </table:table-cell>
          <table:table-cell office:value-type="float" office:value="0.00006556303">
            <text:p>6,56E-005</text:p>
          </table:table-cell>
          <table:table-cell table:formula="of:=([.A276]-[.A275])*[.B276]+[.C275]" office:value-type="float" office:value="0.0977839097958421">
            <text:p>0,0977839098</text:p>
          </table:table-cell>
        </table:table-row>
        <table:table-row table:style-name="ro1">
          <table:table-cell office:value-type="float" office:value="0.0799508813098517">
            <text:p>8,00E-002</text:p>
          </table:table-cell>
          <table:table-cell office:value-type="float" office:value="0.00006556208">
            <text:p>6,56E-005</text:p>
          </table:table-cell>
          <table:table-cell table:formula="of:=([.A277]-[.A276])*[.B277]+[.C276]" office:value-type="float" office:value="0.0977839248299749">
            <text:p>0,0977839248</text:p>
          </table:table-cell>
        </table:table-row>
        <table:table-row table:style-name="ro1">
          <table:table-cell office:value-type="float" office:value="0.08">
            <text:p>8,00E-002</text:p>
          </table:table-cell>
          <table:table-cell office:value-type="float" office:value="0.00006565547">
            <text:p>6,57E-005</text:p>
          </table:table-cell>
          <table:table-cell table:formula="of:=([.A278]-[.A277])*[.B278]+[.C277]" office:value-type="float" office:value="0.0977839280548856">
            <text:p>0,0977839281</text:p>
          </table:table-cell>
        </table:table-row>
        <table:table-row table:style-name="ro1">
          <table:table-cell office:value-type="float" office:value="0.0800049118690148">
            <text:p>8,00E-002</text:p>
          </table:table-cell>
          <table:table-cell office:value-type="float" office:value="0.00006575066">
            <text:p>6,58E-005</text:p>
          </table:table-cell>
          <table:table-cell table:formula="of:=([.A279]-[.A278])*[.B279]+[.C278]" office:value-type="float" office:value="0.0977839283778443">
            <text:p>0,0977839284</text:p>
          </table:table-cell>
        </table:table-row>
        <table:table-row table:style-name="ro1">
          <table:table-cell office:value-type="float" office:value="0.0800147356070445">
            <text:p>8,00E-002</text:p>
          </table:table-cell>
          <table:table-cell office:value-type="float" office:value="0.00006572261">
            <text:p>6,57E-005</text:p>
          </table:table-cell>
          <table:table-cell table:formula="of:=([.A280]-[.A279])*[.B280]+[.C279]" office:value-type="float" office:value="0.097783929023486">
            <text:p>0,097783929</text:p>
          </table:table-cell>
        </table:table-row>
        <table:table-row table:style-name="ro1">
          <table:table-cell office:value-type="float" office:value="0.0800318470199271">
            <text:p>8,00E-002</text:p>
          </table:table-cell>
          <table:table-cell office:value-type="float" office:value="0.00006561596">
            <text:p>6,56E-005</text:p>
          </table:table-cell>
          <table:table-cell table:formula="of:=([.A281]-[.A280])*[.B281]+[.C280]" office:value-type="float" office:value="0.0977839301462677">
            <text:p>0,0977839301</text:p>
          </table:table-cell>
        </table:table-row>
        <table:table-row table:style-name="ro1">
          <table:table-cell office:value-type="float" office:value="0.0800482985095558">
            <text:p>8,00E-002</text:p>
          </table:table-cell>
          <table:table-cell office:value-type="float" office:value="0.00006557903">
            <text:p>6,56E-005</text:p>
          </table:table-cell>
          <table:table-cell table:formula="of:=([.A282]-[.A281])*[.B282]+[.C281]" office:value-type="float" office:value="0.0977839312251405">
            <text:p>0,0977839312</text:p>
          </table:table-cell>
        </table:table-row>
        <table:table-row table:style-name="ro1">
          <table:table-cell office:value-type="float" office:value="0.0800812014888134">
            <text:p>8,01E-002</text:p>
          </table:table-cell>
          <table:table-cell office:value-type="float" office:value="0.00006556509">
            <text:p>6,56E-005</text:p>
          </table:table-cell>
          <table:table-cell table:formula="of:=([.A283]-[.A282])*[.B283]+[.C282]" office:value-type="float" office:value="0.0977839333824273">
            <text:p>0,0977839334</text:p>
          </table:table-cell>
        </table:table-row>
        <table:table-row table:style-name="ro1">
          <table:table-cell office:value-type="float" office:value="0.0803835710900299">
            <text:p>8,04E-002</text:p>
          </table:table-cell>
          <table:table-cell office:value-type="float" office:value="0.00006556366">
            <text:p>6,56E-005</text:p>
          </table:table-cell>
          <table:table-cell table:formula="of:=([.A284]-[.A283])*[.B284]+[.C283]" office:value-type="float" office:value="0.097783953206885">
            <text:p>0,0977839532</text:p>
          </table:table-cell>
        </table:table-row>
        <table:table-row table:style-name="ro1">
          <table:table-cell office:value-type="float" office:value="0.0806859406912463">
            <text:p>8,07E-002</text:p>
          </table:table-cell>
          <table:table-cell office:value-type="float" office:value="0.00006556255">
            <text:p>6,56E-005</text:p>
          </table:table-cell>
          <table:table-cell table:formula="of:=([.A285]-[.A284])*[.B285]+[.C284]" office:value-type="float" office:value="0.0977839730310071">
            <text:p>0,097783973</text:p>
          </table:table-cell>
        </table:table-row>
        <table:table-row table:style-name="ro1">
          <table:table-cell office:value-type="float" office:value="0.0809883102924628">
            <text:p>8,10E-002</text:p>
          </table:table-cell>
          <table:table-cell office:value-type="float" office:value="0.00006556176">
            <text:p>6,56E-005</text:p>
          </table:table-cell>
          <table:table-cell table:formula="of:=([.A286]-[.A285])*[.B286]+[.C285]" office:value-type="float" office:value="0.0977839928548903">
            <text:p>0,0977839929</text:p>
          </table:table-cell>
        </table:table-row>
        <table:table-row table:style-name="ro1">
          <table:table-cell office:value-type="float" office:value="0.0812906798936792">
            <text:p>8,13E-002</text:p>
          </table:table-cell>
          <table:table-cell office:value-type="float" office:value="0.00006556131">
            <text:p>6,56E-005</text:p>
          </table:table-cell>
          <table:table-cell table:formula="of:=([.A287]-[.A286])*[.B287]+[.C286]" office:value-type="float" office:value="0.0977840126786375">
            <text:p>0,0977840127</text:p>
          </table:table-cell>
        </table:table-row>
        <table:table-row table:style-name="ro1">
          <table:table-cell office:value-type="float" office:value="0.0815930494948956">
            <text:p>8,16E-002</text:p>
          </table:table-cell>
          <table:table-cell office:value-type="float" office:value="0.00006556118">
            <text:p>6,56E-005</text:p>
          </table:table-cell>
          <table:table-cell table:formula="of:=([.A288]-[.A287])*[.B288]+[.C287]" office:value-type="float" office:value="0.0977840325023453">
            <text:p>0,0977840325</text:p>
          </table:table-cell>
        </table:table-row>
        <table:table-row table:style-name="ro1">
          <table:table-cell office:value-type="float" office:value="0.0818954190961121">
            <text:p>8,19E-002</text:p>
          </table:table-cell>
          <table:table-cell office:value-type="float" office:value="0.00006556137">
            <text:p>6,56E-005</text:p>
          </table:table-cell>
          <table:table-cell table:formula="of:=([.A289]-[.A288])*[.B289]+[.C288]" office:value-type="float" office:value="0.0977840523261106">
            <text:p>0,0977840523</text:p>
          </table:table-cell>
        </table:table-row>
        <table:table-row table:style-name="ro1">
          <table:table-cell office:value-type="float" office:value="0.0821977886973285">
            <text:p>8,22E-002</text:p>
          </table:table-cell>
          <table:table-cell office:value-type="float" office:value="0.0000655619">
            <text:p>6,56E-005</text:p>
          </table:table-cell>
          <table:table-cell table:formula="of:=([.A290]-[.A289])*[.B290]+[.C289]" office:value-type="float" office:value="0.0977840721500362">
            <text:p>0,0977840722</text:p>
          </table:table-cell>
        </table:table-row>
        <table:table-row table:style-name="ro1">
          <table:table-cell office:value-type="float" office:value="0.0868852886973282">
            <text:p>8,69E-002</text:p>
          </table:table-cell>
          <table:table-cell office:value-type="float" office:value="0.0000655619">
            <text:p>6,56E-005</text:p>
          </table:table-cell>
          <table:table-cell table:formula="of:=([.A291]-[.A290])*[.B291]+[.C290]" office:value-type="float" office:value="0.0977843794714424">
            <text:p>0,0977843795</text:p>
          </table:table-cell>
        </table:table-row>
        <table:table-row table:style-name="ro1">
          <table:table-cell office:value-type="float" office:value="0.099942452394655">
            <text:p>9,99E-002</text:p>
          </table:table-cell>
          <table:table-cell office:value-type="float" office:value="0.00006556189">
            <text:p>6,56E-005</text:p>
          </table:table-cell>
          <table:table-cell table:formula="of:=([.A292]-[.A291])*[.B292]+[.C291]" office:value-type="float" office:value="0.0977852355237725">
            <text:p>0,0977852355</text:p>
          </table:table-cell>
        </table:table-row>
        <table:table-row table:style-name="ro1">
          <table:table-cell office:value-type="float" office:value="0.1">
            <text:p>1,00E-001</text:p>
          </table:table-cell>
          <table:table-cell office:value-type="float" office:value="0.0000655619">
            <text:p>6,56E-005</text:p>
          </table:table-cell>
          <table:table-cell table:formula="of:=([.A293]-[.A292])*[.B293]+[.C292]" office:value-type="float" office:value="0.0977852392967028">
            <text:p>0,0977852393</text:p>
          </table:table-cell>
        </table:table-row>
        <table:table-row table:style-name="ro2" table:number-rows-repeated="3"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formula="of:=[.C293]/([.A293]-[.A2])" office:value-type="float" office:value="0.977852392967028">
            <text:p>0,9778523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0-24T20:14:50</dc:date>
    <meta:document-statistic meta:table-count="1" meta:cell-count="879" meta:object-count="0"/>
    <meta:generator>LibreOffice/3.5$Linux_X86_64 LibreOffice_project/350m1$Build-2</meta:generator>
  </office:meta>
</office:document-meta>
</file>